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3" style:family="table-cell" style:parent-style-name="Default" style:data-style-name="N58">
      <style:text-properties style:font-name="微軟正黑體" style:font-name-asian="微軟正黑體" style:font-name-complex="微軟正黑體"/>
    </style:style>
    <style:style style:name="ce4" style:family="table-cell" style:parent-style-name="Default" style:data-style-name="N58"/>
    <style:style style:name="ce5" style:family="table-cell" style:parent-style-name="Default" style:data-style-name="N56">
      <style:text-properties style:font-name="微軟正黑體" style:font-name-asian="微軟正黑體" style:font-name-complex="微軟正黑體"/>
    </style:style>
    <style:style style:name="ce6" style:family="table-cell" style:parent-style-name="Default" style:data-style-name="N56"/>
    <style:style style:name="ce7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/>
    </style:style>
    <style:style style:name="ce8" style:family="table-cell" style:parent-style-name="Default" style:data-style-name="N56">
      <style:table-cell-properties style:vertical-align="middle"/>
      <style:text-properties style:font-name="微軟正黑體" style:font-name-asian="微軟正黑體" style:font-name-complex="微軟正黑體"/>
    </style:style>
    <style:style style:name="ce9" style:family="table-cell" style:parent-style-name="Default" style:data-style-name="N58">
      <style:table-cell-properties style:vertical-align="middle"/>
      <style:text-properties style:font-name="微軟正黑體" style:font-name-asian="微軟正黑體" style:font-name-complex="微軟正黑體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56">
      <style:table-cell-properties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58">
      <style:table-cell-properties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Default" style:data-style-name="N5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7" style:family="table-cell" style:parent-style-name="Default" style:data-style-name="N5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8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9" style:family="table-cell" style:parent-style-name="Default" style:data-style-name="N5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0" style:family="table-cell" style:parent-style-name="Default" style:data-style-name="N5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1" style:family="table-cell" style:parent-style-name="Default" style:data-style-name="N56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2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4" style:family="table-cell" style:parent-style-name="Default" style:data-style-name="N8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5" style:family="table-cell" style:parent-style-name="Default" style:data-style-name="N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6" style:family="table-cell" style:parent-style-name="Default" style:data-style-name="N8">
      <style:table-cell-properties style:vertical-align="middle"/>
      <style:text-properties style:font-name="微軟正黑體" style:font-name-asian="微軟正黑體" style:font-name-complex="微軟正黑體"/>
    </style:style>
    <style:style style:name="ce27" style:family="table-cell" style:parent-style-name="Default" style:data-style-name="N8">
      <style:table-cell-properties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9" style:family="table-cell" style:parent-style-name="Default" style:data-style-name="N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0" style:family="table-cell" style:parent-style-name="Default" style:data-style-name="N8">
      <style:text-properties style:font-name="微軟正黑體" style:font-name-asian="微軟正黑體" style:font-name-complex="微軟正黑體"/>
    </style:style>
    <style:style style:name="ce31" style:family="table-cell" style:parent-style-name="_19968__33324__32_2" style:data-style-name="N3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_19968__33324__32_2" style:data-style-name="N3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0" style:family="table-cell" style:parent-style-name="Default" style:data-style-name="N56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1" style:family="table-cell" style:parent-style-name="Default" style:data-style-name="N56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43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45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46" style:family="table-cell" style:parent-style-name="Default" style:data-style-name="N56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7" style:family="table-cell" style:parent-style-name="Default" style:data-style-name="N56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無動力舢舨-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30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6" table:default-cell-style-name="ce3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6" table:default-cell-style-name="ce3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6" table:default-cell-style-name="ce3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6" table:default-cell-style-name="ce3"/>
        <table:table-column table:style-name="co7" table:number-columns-repeated="16362" table:default-cell-style-name="ce2"/>
        <table:table-row table:style-name="ro1">
          <table:table-cell office:value-type="string" table:number-columns-spanned="2" table:number-rows-spanned="1" table:style-name="ce42">
            <text:p>4‧漁船數量</text:p>
          </table:table-cell>
          <table:covered-table-cell/>
          <table:table-cell table:number-columns-repeated="3" table:style-name="ce8"/>
          <table:table-cell table:style-name="ce26"/>
          <table:table-cell table:number-columns-repeated="3" table:style-name="ce8"/>
          <table:table-cell table:style-name="ce9"/>
          <table:table-cell table:number-columns-repeated="2" table:style-name="ce8"/>
          <table:table-cell office:value-type="string" table:number-columns-spanned="4" table:number-rows-spanned="1" table:style-name="ce42">
            <text:p>4‧FISHING CRAFTS</text:p>
          </table:table-cell>
          <table:covered-table-cell table:number-columns-repeated="3"/>
          <table:table-cell table:style-name="ce8"/>
          <table:table-cell table:style-name="ce9"/>
          <table:table-cell table:number-columns-repeated="3" table:style-name="ce8"/>
          <table:table-cell table:style-name="ce9"/>
          <table:table-cell table:number-columns-repeated="16362" table:style-name="ce7"/>
        </table:table-row>
        <table:table-row table:style-name="ro2">
          <table:table-cell table:style-name="ce12"/>
          <table:table-cell office:value-type="string" table:number-columns-spanned="3" table:number-rows-spanned="1" table:style-name="ce44">
            <text:p>(2) 無動力舢舨</text:p>
          </table:table-cell>
          <table:covered-table-cell table:number-columns-repeated="2"/>
          <table:table-cell table:style-name="ce13"/>
          <table:table-cell table:style-name="ce27"/>
          <table:table-cell table:number-columns-repeated="3" table:style-name="ce13"/>
          <table:table-cell table:style-name="ce14"/>
          <table:table-cell table:number-columns-repeated="3" table:style-name="ce13"/>
          <table:table-cell office:value-type="string" table:number-columns-spanned="5" table:number-rows-spanned="1" table:style-name="ce44">
            <text:p>(2) Non-Powered Sampans</text:p>
          </table:table-cell>
          <table:covered-table-cell table:number-columns-repeated="4"/>
          <table:table-cell table:number-columns-repeated="3" table:style-name="ce13"/>
          <table:table-cell table:style-name="ce14"/>
          <table:table-cell table:number-columns-repeated="16362" table:style-name="ce12"/>
        </table:table-row>
        <table:table-row table:style-name="ro2">
          <table:table-cell table:style-name="ce51"/>
          <table:table-cell table:style-name="ce15"/>
          <table:table-cell office:value-type="string" table:number-columns-spanned="4" table:number-rows-spanned="1" table:style-name="ce34">
            <text:p>總計</text:p>
          </table:table-cell>
          <table:covered-table-cell table:number-columns-repeated="3"/>
          <table:table-cell office:value-type="string" table:number-columns-spanned="4" table:number-rows-spanned="1" table:style-name="ce34">
            <text:p>　火誘網</text:p>
          </table:table-cell>
          <table:covered-table-cell table:number-columns-repeated="3"/>
          <table:table-cell office:value-type="string" table:number-columns-spanned="4" table:number-rows-spanned="1" table:style-name="ce34">
            <text:p>　刺網</text:p>
          </table:table-cell>
          <table:covered-table-cell table:number-columns-repeated="3"/>
          <table:table-cell office:value-type="string" table:number-columns-spanned="4" table:number-rows-spanned="1" table:style-name="ce34">
            <text:p>　一支釣</text:p>
          </table:table-cell>
          <table:covered-table-cell table:number-columns-repeated="3"/>
          <table:table-cell office:value-type="string" table:number-columns-spanned="4" table:number-rows-spanned="1" table:style-name="ce34">
            <text:p>延繩釣</text:p>
          </table:table-cell>
          <table:covered-table-cell table:number-columns-repeated="3"/>
          <table:table-cell table:number-columns-repeated="16362" table:style-name="ce12"/>
        </table:table-row>
        <table:table-row table:style-name="ro2">
          <table:table-cell table:style-name="ce52"/>
          <table:table-cell table:style-name="ce10"/>
          <table:table-cell office:value-type="string" table:number-columns-spanned="4" table:number-rows-spanned="1" table:style-name="ce37">
            <text:p>Total</text:p>
          </table:table-cell>
          <table:covered-table-cell table:number-columns-repeated="3"/>
          <table:table-cell office:value-type="string" table:number-columns-spanned="4" table:number-rows-spanned="1" table:style-name="ce37">
            <text:p>Torch Light Net</text:p>
          </table:table-cell>
          <table:covered-table-cell table:number-columns-repeated="3"/>
          <table:table-cell office:value-type="string" table:number-columns-spanned="4" table:number-rows-spanned="1" table:style-name="ce37">
            <text:p>Gill Net</text:p>
          </table:table-cell>
          <table:covered-table-cell table:number-columns-repeated="3"/>
          <table:table-cell office:value-type="string" table:number-columns-spanned="4" table:number-rows-spanned="1" table:style-name="ce37">
            <text:p>Pole and Lines Boote</text:p>
          </table:table-cell>
          <table:covered-table-cell table:number-columns-repeated="3"/>
          <table:table-cell office:value-type="string" table:number-columns-spanned="4" table:number-rows-spanned="1" table:style-name="ce37">
            <text:p>Long Line</text:p>
          </table:table-cell>
          <table:covered-table-cell table:number-columns-repeated="3"/>
          <table:table-cell table:number-columns-repeated="16362" table:style-name="ce12"/>
        </table:table-row>
        <table:table-row table:style-name="ro2">
          <table:table-cell office:value-type="string" table:style-name="ce53">
            <text:p>縣市別</text:p>
          </table:table-cell>
          <table:table-cell office:value-type="string" table:style-name="ce10">
            <text:p>District</text:p>
          </table:table-cell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28"/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16"/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16"/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16"/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16"/>
          <table:table-cell table:number-columns-repeated="16362" table:style-name="ce12"/>
        </table:table-row>
        <table:table-row table:style-name="ro2">
          <table:table-cell table:style-name="ce52"/>
          <table:table-cell table:style-name="ce10"/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28">
            <text:p>噸數</text:p>
          </table:table-cell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16">
            <text:p>噸數</text:p>
          </table:table-cell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16">
            <text:p>噸數</text:p>
          </table:table-cell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16">
            <text:p>噸數</text:p>
          </table:table-cell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16">
            <text:p>噸數</text:p>
          </table:table-cell>
          <table:table-cell table:number-columns-repeated="16362" table:style-name="ce12"/>
        </table:table-row>
        <table:table-row table:style-name="ro2">
          <table:table-cell table:style-name="ce54"/>
          <table:table-cell table:style-name="ce10"/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28">
            <text:p>Tonnage</text:p>
          </table:table-cell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16">
            <text:p>Tonnage</text:p>
          </table:table-cell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16">
            <text:p>Tonnage</text:p>
          </table:table-cell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16">
            <text:p>Tonnage</text:p>
          </table:table-cell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16">
            <text:p>Tonnage</text:p>
          </table:table-cell>
          <table:table-cell table:number-columns-repeated="16362" table:style-name="ce12"/>
        </table:table-row>
        <table:table-row table:style-name="ro2">
          <table:table-cell table:style-name="ce55"/>
          <table:table-cell table:style-name="ce11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29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19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19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19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19"/>
          <table:table-cell table:number-columns-repeated="16362" table:style-name="ce12"/>
        </table:table-row>
        <table:table-row table:style-name="ro2">
          <table:table-cell office:value-type="string" table:style-name="ce56">
            <text:p>總計</text:p>
          </table:table-cell>
          <table:table-cell office:value-type="string" table:style-name="ce15">
            <text:p>GRAND TOTAL</text:p>
          </table:table-cell>
          <table:table-cell office:value-type="float" office:value="140" table:formula="msoxl:=IF( SUM(C10,C31)=0, &quot;-&quot;,SUM(C10,C31))" table:style-name="ce20">
            <text:p>140</text:p>
          </table:table-cell>
          <table:table-cell office:value-type="float" office:value="48" table:formula="msoxl:=IF( SUM(D10,D31)=0, &quot;-&quot;,SUM(D10,D31))" table:style-name="ce20">
            <text:p>48</text:p>
          </table:table-cell>
          <table:table-cell office:value-type="float" office:value="92" table:formula="msoxl:=IF( SUM(E10,E31)=0, &quot;-&quot;,SUM(E10,E31))" table:style-name="ce20">
            <text:p>92</text:p>
          </table:table-cell>
          <table:table-cell office:value-type="float" office:value="102.91000000000001" table:formula="msoxl:=IF( SUM(F10,F31)=0, &quot;-&quot;,SUM(F10,F31))" table:style-name="ce23">
            <text:p>102.91</text:p>
          </table:table-cell>
          <table:table-cell office:value-type="float" office:value="19" table:formula="msoxl:=IF( SUM(G10,G31)=0, &quot;-&quot;,SUM(G10,G31))" table:style-name="ce20">
            <text:p>19</text:p>
          </table:table-cell>
          <table:table-cell office:value-type="float" office:value="6" table:formula="msoxl:=IF( SUM(H10,H31)=0, &quot;-&quot;,SUM(H10,H31))" table:style-name="ce20">
            <text:p>6</text:p>
          </table:table-cell>
          <table:table-cell office:value-type="float" office:value="13" table:formula="msoxl:=IF( SUM(I10,I31)=0, &quot;-&quot;,SUM(I10,I31))" table:style-name="ce20">
            <text:p>13</text:p>
          </table:table-cell>
          <table:table-cell office:value-type="float" office:value="14.47" table:formula="msoxl:=IF( SUM(J10,J31)=0, &quot;-&quot;,SUM(J10,J31))" table:style-name="ce23">
            <text:p>14.47</text:p>
          </table:table-cell>
          <table:table-cell office:value-type="float" office:value="20" table:formula="msoxl:=IF( SUM(K10,K31)=0, &quot;-&quot;,SUM(K10,K31))" table:style-name="ce20">
            <text:p>20</text:p>
          </table:table-cell>
          <table:table-cell office:value-type="float" office:value="12" table:formula="msoxl:=IF( SUM(L10,L31)=0, &quot;-&quot;,SUM(L10,L31))" table:style-name="ce20">
            <text:p>12</text:p>
          </table:table-cell>
          <table:table-cell office:value-type="float" office:value="8" table:formula="msoxl:=IF( SUM(M10,M31)=0, &quot;-&quot;,SUM(M10,M31))" table:style-name="ce20">
            <text:p>8</text:p>
          </table:table-cell>
          <table:table-cell office:value-type="float" office:value="19" table:formula="msoxl:=IF( SUM(N10,N31)=0, &quot;-&quot;,SUM(N10,N31))" table:style-name="ce23">
            <text:p>19.00</text:p>
          </table:table-cell>
          <table:table-cell office:value-type="float" office:value="27" table:formula="msoxl:=IF( SUM(O10,O31)=0, &quot;-&quot;,SUM(O10,O31))" table:style-name="ce20">
            <text:p>27</text:p>
          </table:table-cell>
          <table:table-cell office:value-type="float" office:value="9" table:formula="msoxl:=IF( SUM(P10,P31)=0, &quot;-&quot;,SUM(P10,P31))" table:style-name="ce20">
            <text:p>9</text:p>
          </table:table-cell>
          <table:table-cell office:value-type="float" office:value="18" table:formula="msoxl:=IF( SUM(Q10,Q31)=0, &quot;-&quot;,SUM(Q10,Q31))" table:style-name="ce20">
            <text:p>18</text:p>
          </table:table-cell>
          <table:table-cell office:value-type="float" office:value="18.650000000000002" table:formula="msoxl:=IF( SUM(R10,R31)=0, &quot;-&quot;,SUM(R10,R31))" table:style-name="ce23">
            <text:p>18.65</text:p>
          </table:table-cell>
          <table:table-cell office:value-type="float" office:value="63" table:formula="msoxl:=IF( SUM(S10,S31)=0, &quot;-&quot;,SUM(S10,S31))" table:style-name="ce20">
            <text:p>63</text:p>
          </table:table-cell>
          <table:table-cell office:value-type="float" office:value="13" table:formula="msoxl:=IF( SUM(T10,T31)=0, &quot;-&quot;,SUM(T10,T31))" table:style-name="ce20">
            <text:p>13</text:p>
          </table:table-cell>
          <table:table-cell office:value-type="float" office:value="50" table:formula="msoxl:=IF( SUM(U10,U31)=0, &quot;-&quot;,SUM(U10,U31))" table:style-name="ce20">
            <text:p>50</text:p>
          </table:table-cell>
          <table:table-cell office:value-type="float" office:value="39.21" table:formula="msoxl:=IF( SUM(V10,V31)=0, &quot;-&quot;,SUM(V10,V31))" table:style-name="ce23">
            <text:p>39.21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57">
            <text:p>臺灣地區</text:p>
          </table:table-cell>
          <table:table-cell office:value-type="string" table:style-name="ce10">
            <text:p>TAIWAN AREA</text:p>
          </table:table-cell>
          <table:table-cell office:value-type="float" office:value="126" table:formula="msoxl:=IF( SUM(C11:C30)=0,&quot;-&quot;,SUM(C11:C30))" table:style-name="ce21">
            <text:p>126</text:p>
          </table:table-cell>
          <table:table-cell office:value-type="float" office:value="48" table:formula="msoxl:=IF( SUM(D11:D30)=0,&quot;-&quot;,SUM(D11:D30))" table:style-name="ce21">
            <text:p>48</text:p>
          </table:table-cell>
          <table:table-cell office:value-type="float" office:value="78" table:formula="msoxl:=IF( SUM(E11:E30)=0,&quot;-&quot;,SUM(E11:E30))" table:style-name="ce21">
            <text:p>78</text:p>
          </table:table-cell>
          <table:table-cell office:value-type="float" office:value="95.910000000000011" table:formula="msoxl:=IF( SUM(F11:F30)=0,&quot;-&quot;,SUM(F11:F30))" table:style-name="ce24">
            <text:p>95.91</text:p>
          </table:table-cell>
          <table:table-cell office:value-type="float" office:value="19" table:formula="msoxl:=IF( SUM(G11:G30)=0,&quot;-&quot;,SUM(G11:G30))" table:style-name="ce21">
            <text:p>19</text:p>
          </table:table-cell>
          <table:table-cell office:value-type="float" office:value="6" table:formula="msoxl:=IF( SUM(H11:H30)=0,&quot;-&quot;,SUM(H11:H30))" table:style-name="ce21">
            <text:p>6</text:p>
          </table:table-cell>
          <table:table-cell office:value-type="float" office:value="13" table:formula="msoxl:=IF( SUM(I11:I30)=0,&quot;-&quot;,SUM(I11:I30))" table:style-name="ce21">
            <text:p>13</text:p>
          </table:table-cell>
          <table:table-cell office:value-type="float" office:value="14.47" table:formula="msoxl:=IF( SUM(J11:J30)=0,&quot;-&quot;,SUM(J11:J30))" table:style-name="ce24">
            <text:p>14.47</text:p>
          </table:table-cell>
          <table:table-cell office:value-type="float" office:value="19" table:formula="msoxl:=IF( SUM(K11:K30)=0,&quot;-&quot;,SUM(K11:K30))" table:style-name="ce21">
            <text:p>19</text:p>
          </table:table-cell>
          <table:table-cell office:value-type="float" office:value="12" table:formula="msoxl:=IF( SUM(L11:L30)=0,&quot;-&quot;,SUM(L11:L30))" table:style-name="ce21">
            <text:p>12</text:p>
          </table:table-cell>
          <table:table-cell office:value-type="float" office:value="7" table:formula="msoxl:=IF( SUM(M11:M30)=0,&quot;-&quot;,SUM(M11:M30))" table:style-name="ce21">
            <text:p>7</text:p>
          </table:table-cell>
          <table:table-cell office:value-type="float" office:value="18" table:formula="msoxl:=IF( SUM(N11:N30)=0,&quot;-&quot;,SUM(N11:N30))" table:style-name="ce24">
            <text:p>18.00</text:p>
          </table:table-cell>
          <table:table-cell office:value-type="float" office:value="26" table:formula="msoxl:=IF( SUM(O11:O30)=0,&quot;-&quot;,SUM(O11:O30))" table:style-name="ce21">
            <text:p>26</text:p>
          </table:table-cell>
          <table:table-cell office:value-type="float" office:value="9" table:formula="msoxl:=IF( SUM(P11:P30)=0,&quot;-&quot;,SUM(P11:P30))" table:style-name="ce21">
            <text:p>9</text:p>
          </table:table-cell>
          <table:table-cell office:value-type="float" office:value="17" table:formula="msoxl:=IF( SUM(Q11:Q30)=0,&quot;-&quot;,SUM(Q11:Q30))" table:style-name="ce21">
            <text:p>17</text:p>
          </table:table-cell>
          <table:table-cell office:value-type="float" office:value="18.150000000000002" table:formula="msoxl:=IF( SUM(R11:R30)=0,&quot;-&quot;,SUM(R11:R30))" table:style-name="ce24">
            <text:p>18.15</text:p>
          </table:table-cell>
          <table:table-cell office:value-type="float" office:value="51" table:formula="msoxl:=IF( SUM(S11:S30)=0,&quot;-&quot;,SUM(S11:S30))" table:style-name="ce21">
            <text:p>51</text:p>
          </table:table-cell>
          <table:table-cell office:value-type="float" office:value="13" table:formula="msoxl:=IF( SUM(T11:T30)=0,&quot;-&quot;,SUM(T11:T30))" table:style-name="ce21">
            <text:p>13</text:p>
          </table:table-cell>
          <table:table-cell office:value-type="float" office:value="38" table:formula="msoxl:=IF( SUM(U11:U30)=0,&quot;-&quot;,SUM(U11:U30))" table:style-name="ce21">
            <text:p>38</text:p>
          </table:table-cell>
          <table:table-cell office:value-type="float" office:value="33.71" table:formula="msoxl:=IF( SUM(V11:V30)=0,&quot;-&quot;,SUM(V11:V30))" table:style-name="ce24">
            <text:p>33.71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新北市</text:p>
          </table:table-cell>
          <table:table-cell office:value-type="string" table:style-name="ce10">
            <text:p>NEW TAIPEI CITY</text:p>
          </table:table-cell>
          <table:table-cell office:value-type="float" office:value="81" table:formula="msoxl:=IF(SUM(D11:E11)=0,&quot;-&quot;,SUM(D11:E11))" table:style-name="ce21">
            <text:p>81</text:p>
          </table:table-cell>
          <table:table-cell office:value-type="float" office:value="27" table:formula="msoxl:=IF(SUM(H11,L11,P11,T11)+SUM('無動力舢舨-2'!D11,'無動力舢舨-2'!H11,'無動力舢舨-2'!L11,'無動力舢舨-2'!P11,'無動力舢舨-2'!T11)=0,&quot;-&quot;,SUM(H11,L11,P11,T11)+SUM('無動力舢舨-2'!D11,'無動力舢舨-2'!H11,'無動力舢舨-2'!L11,'無動力舢舨-2'!P11,'無動力舢舨-2'!T11))" table:style-name="ce21">
            <text:p>27</text:p>
          </table:table-cell>
          <table:table-cell office:value-type="float" office:value="54" table:formula="msoxl:=IF(SUM(I11,M11,Q11,U11)+SUM('無動力舢舨-2'!E11,'無動力舢舨-2'!I11,'無動力舢舨-2'!M11,'無動力舢舨-2'!Q11,'無動力舢舨-2'!U11)=0,&quot;-&quot;,SUM(I11,M11,Q11,U11)+SUM('無動力舢舨-2'!E11,'無動力舢舨-2'!I11,'無動力舢舨-2'!M11,'無動力舢舨-2'!Q11,'無動力舢舨-2'!U11))" table:style-name="ce21">
            <text:p>54</text:p>
          </table:table-cell>
          <table:table-cell office:value-type="float" office:value="64.650000000000006" table:formula="msoxl:=IF(SUM(J11,N11,R11,V11)+SUM('無動力舢舨-2'!F11,'無動力舢舨-2'!J11,'無動力舢舨-2'!N11,'無動力舢舨-2'!R11,'無動力舢舨-2'!V11)=0,&quot;-&quot;,SUM(J11,N11,R11,V11)+SUM('無動力舢舨-2'!F11,'無動力舢舨-2'!J11,'無動力舢舨-2'!N11,'無動力舢舨-2'!R11,'無動力舢舨-2'!V11))" table:style-name="ce21">
            <text:p>65</text:p>
          </table:table-cell>
          <table:table-cell office:value-type="float" office:value="17" table:formula="msoxl:=IF(SUM(H11:I11)=0,&quot;-&quot;,SUM(H11:I11))" table:style-name="ce21">
            <text:p>17</text:p>
          </table:table-cell>
          <table:table-cell office:value-type="float" office:value="5" table:style-name="ce21">
            <text:p>5</text:p>
          </table:table-cell>
          <table:table-cell office:value-type="float" office:value="12" table:style-name="ce21">
            <text:p>12</text:p>
          </table:table-cell>
          <table:table-cell office:value-type="float" office:value="13.31" table:style-name="ce24">
            <text:p>13.31</text:p>
          </table:table-cell>
          <table:table-cell office:value-type="float" office:value="3" table:formula="msoxl:=IF(SUM(L11:M11)=0,&quot;-&quot;,SUM(L11:M11))" table:style-name="ce21">
            <text:p>3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float" office:value="3.19" table:style-name="ce24">
            <text:p>3.19</text:p>
          </table:table-cell>
          <table:table-cell office:value-type="float" office:value="9" table:formula="msoxl:=IF(SUM(P11:Q11)=0,&quot;-&quot;,SUM(P11:Q11))" table:style-name="ce21">
            <text:p>9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7.79" table:style-name="ce24">
            <text:p>7.79</text:p>
          </table:table-cell>
          <table:table-cell office:value-type="float" office:value="41" table:formula="msoxl:=IF(SUM(T11:U11)=0,&quot;-&quot;,SUM(T11:U11))" table:style-name="ce21">
            <text:p>41</text:p>
          </table:table-cell>
          <table:table-cell office:value-type="float" office:value="13" table:style-name="ce21">
            <text:p>13</text:p>
          </table:table-cell>
          <table:table-cell office:value-type="float" office:value="28" table:style-name="ce21">
            <text:p>28</text:p>
          </table:table-cell>
          <table:table-cell office:value-type="float" office:value="28.78" table:style-name="ce24">
            <text:p>28.78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臺北市</text:p>
          </table:table-cell>
          <table:table-cell office:value-type="string" table:style-name="ce10">
            <text:p>TAIPEI CITY</text:p>
          </table:table-cell>
          <table:table-cell office:value-type="string" office:string-value="-" table:formula="msoxl:=IF(SUM(D12:E12)=0,&quot;-&quot;,SUM(D12:E12))" table:style-name="ce21">
            <text:p>-</text:p>
          </table:table-cell>
          <table:table-cell office:value-type="string" office:string-value="-" table:formula="msoxl:=IF(SUM(H12,L12,P12,T12)+SUM('無動力舢舨-2'!D12,'無動力舢舨-2'!H12,'無動力舢舨-2'!L12,'無動力舢舨-2'!P12,'無動力舢舨-2'!T12)=0,&quot;-&quot;,SUM(H12,L12,P12,T12)+SUM('無動力舢舨-2'!D12,'無動力舢舨-2'!H12,'無動力舢舨-2'!L12,'無動力舢舨-2'!P12,'無動力舢舨-2'!T12))" table:style-name="ce21">
            <text:p>-</text:p>
          </table:table-cell>
          <table:table-cell office:value-type="string" office:string-value="-" table:formula="msoxl:=IF(SUM(I12,M12,Q12,U12)+SUM('無動力舢舨-2'!E12,'無動力舢舨-2'!I12,'無動力舢舨-2'!M12,'無動力舢舨-2'!Q12,'無動力舢舨-2'!U12)=0,&quot;-&quot;,SUM(I12,M12,Q12,U12)+SUM('無動力舢舨-2'!E12,'無動力舢舨-2'!I12,'無動力舢舨-2'!M12,'無動力舢舨-2'!Q12,'無動力舢舨-2'!U12))" table:style-name="ce21">
            <text:p>-</text:p>
          </table:table-cell>
          <table:table-cell office:value-type="string" office:string-value="-" table:formula="msoxl:=IF(SUM(J12,N12,R12,V12)+SUM('無動力舢舨-2'!F12,'無動力舢舨-2'!J12,'無動力舢舨-2'!N12,'無動力舢舨-2'!R12,'無動力舢舨-2'!V12)=0,&quot;-&quot;,SUM(J12,N12,R12,V12)+SUM('無動力舢舨-2'!F12,'無動力舢舨-2'!J12,'無動力舢舨-2'!N12,'無動力舢舨-2'!R12,'無動力舢舨-2'!V12))" table:style-name="ce21">
            <text:p>-</text:p>
          </table:table-cell>
          <table:table-cell office:value-type="string" office:string-value="-" table:formula="msoxl:=IF(SUM(H12:I12)=0,&quot;-&quot;,SUM(H12:I1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2:M12)=0,&quot;-&quot;,SUM(L12:M1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2:Q12)=0,&quot;-&quot;,SUM(P12:Q1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2:U12)=0,&quot;-&quot;,SUM(T12:U1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桃園市</text:p>
          </table:table-cell>
          <table:table-cell office:value-type="string" table:style-name="ce10">
            <text:p>TAOYUAN CITY</text:p>
          </table:table-cell>
          <table:table-cell office:value-type="float" office:value="3" table:formula="msoxl:=IF(SUM(D13:E13)=0,&quot;-&quot;,SUM(D13:E13))" table:style-name="ce21">
            <text:p>3</text:p>
          </table:table-cell>
          <table:table-cell office:value-type="string" office:string-value="-" table:formula="msoxl:=IF(SUM(H13,L13,P13,T13)+SUM('無動力舢舨-2'!D13,'無動力舢舨-2'!H13,'無動力舢舨-2'!L13,'無動力舢舨-2'!P13,'無動力舢舨-2'!T13)=0,&quot;-&quot;,SUM(H13,L13,P13,T13)+SUM('無動力舢舨-2'!D13,'無動力舢舨-2'!H13,'無動力舢舨-2'!L13,'無動力舢舨-2'!P13,'無動力舢舨-2'!T13))" table:style-name="ce21">
            <text:p>-</text:p>
          </table:table-cell>
          <table:table-cell office:value-type="float" office:value="3" table:formula="msoxl:=IF(SUM(I13,M13,Q13,U13)+SUM('無動力舢舨-2'!E13,'無動力舢舨-2'!I13,'無動力舢舨-2'!M13,'無動力舢舨-2'!Q13,'無動力舢舨-2'!U13)=0,&quot;-&quot;,SUM(I13,M13,Q13,U13)+SUM('無動力舢舨-2'!E13,'無動力舢舨-2'!I13,'無動力舢舨-2'!M13,'無動力舢舨-2'!Q13,'無動力舢舨-2'!U13))" table:style-name="ce21">
            <text:p>3</text:p>
          </table:table-cell>
          <table:table-cell office:value-type="float" office:value="1.95" table:formula="msoxl:=IF(SUM(J13,N13,R13,V13)+SUM('無動力舢舨-2'!F13,'無動力舢舨-2'!J13,'無動力舢舨-2'!N13,'無動力舢舨-2'!R13,'無動力舢舨-2'!V13)=0,&quot;-&quot;,SUM(J13,N13,R13,V13)+SUM('無動力舢舨-2'!F13,'無動力舢舨-2'!J13,'無動力舢舨-2'!N13,'無動力舢舨-2'!R13,'無動力舢舨-2'!V13))" table:style-name="ce21">
            <text:p>2</text:p>
          </table:table-cell>
          <table:table-cell office:value-type="string" office:string-value="-" table:formula="msoxl:=IF(SUM(H13:I13)=0,&quot;-&quot;,SUM(H13:I1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3:M13)=0,&quot;-&quot;,SUM(L13:M1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float" office:value="3" table:formula="msoxl:=IF(SUM(P13:Q13)=0,&quot;-&quot;,SUM(P13:Q13))" table:style-name="ce21">
            <text:p>3</text:p>
          </table:table-cell>
          <table:table-cell office:value-type="string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float" office:value="1.95" table:style-name="ce24">
            <text:p>1.95</text:p>
          </table:table-cell>
          <table:table-cell office:value-type="string" office:string-value="-" table:formula="msoxl:=IF(SUM(T13:U13)=0,&quot;-&quot;,SUM(T13:U1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臺中市</text:p>
          </table:table-cell>
          <table:table-cell office:value-type="string" table:style-name="ce10">
            <text:p>TAICHUNG CITY</text:p>
          </table:table-cell>
          <table:table-cell office:value-type="string" office:string-value="-" table:formula="msoxl:=IF(SUM(D14:E14)=0,&quot;-&quot;,SUM(D14:E14))" table:style-name="ce21">
            <text:p>-</text:p>
          </table:table-cell>
          <table:table-cell office:value-type="string" office:string-value="-" table:formula="msoxl:=IF(SUM(H14,L14,P14,T14)+SUM('無動力舢舨-2'!D14,'無動力舢舨-2'!H14,'無動力舢舨-2'!L14,'無動力舢舨-2'!P14,'無動力舢舨-2'!T14)=0,&quot;-&quot;,SUM(H14,L14,P14,T14)+SUM('無動力舢舨-2'!D14,'無動力舢舨-2'!H14,'無動力舢舨-2'!L14,'無動力舢舨-2'!P14,'無動力舢舨-2'!T14))" table:style-name="ce21">
            <text:p>-</text:p>
          </table:table-cell>
          <table:table-cell office:value-type="string" office:string-value="-" table:formula="msoxl:=IF(SUM(I14,M14,Q14,U14)+SUM('無動力舢舨-2'!E14,'無動力舢舨-2'!I14,'無動力舢舨-2'!M14,'無動力舢舨-2'!Q14,'無動力舢舨-2'!U14)=0,&quot;-&quot;,SUM(I14,M14,Q14,U14)+SUM('無動力舢舨-2'!E14,'無動力舢舨-2'!I14,'無動力舢舨-2'!M14,'無動力舢舨-2'!Q14,'無動力舢舨-2'!U14))" table:style-name="ce21">
            <text:p>-</text:p>
          </table:table-cell>
          <table:table-cell office:value-type="string" office:string-value="-" table:formula="msoxl:=IF(SUM(J14,N14,R14,V14)+SUM('無動力舢舨-2'!F14,'無動力舢舨-2'!J14,'無動力舢舨-2'!N14,'無動力舢舨-2'!R14,'無動力舢舨-2'!V14)=0,&quot;-&quot;,SUM(J14,N14,R14,V14)+SUM('無動力舢舨-2'!F14,'無動力舢舨-2'!J14,'無動力舢舨-2'!N14,'無動力舢舨-2'!R14,'無動力舢舨-2'!V14))" table:style-name="ce21">
            <text:p>-</text:p>
          </table:table-cell>
          <table:table-cell office:value-type="string" office:string-value="-" table:formula="msoxl:=IF(SUM(H14:I14)=0,&quot;-&quot;,SUM(H14:I1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4:M14)=0,&quot;-&quot;,SUM(L14:M1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4:Q14)=0,&quot;-&quot;,SUM(P14:Q1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4:U14)=0,&quot;-&quot;,SUM(T14:U1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臺南市</text:p>
          </table:table-cell>
          <table:table-cell office:value-type="string" table:style-name="ce10">
            <text:p>TAINAN CITY</text:p>
          </table:table-cell>
          <table:table-cell office:value-type="string" office:string-value="-" table:formula="msoxl:=IF(SUM(D15:E15)=0,&quot;-&quot;,SUM(D15:E15))" table:style-name="ce21">
            <text:p>-</text:p>
          </table:table-cell>
          <table:table-cell office:value-type="string" office:string-value="-" table:formula="msoxl:=IF(SUM(H15,L15,P15,T15)+SUM('無動力舢舨-2'!D15,'無動力舢舨-2'!H15,'無動力舢舨-2'!L15,'無動力舢舨-2'!P15,'無動力舢舨-2'!T15)=0,&quot;-&quot;,SUM(H15,L15,P15,T15)+SUM('無動力舢舨-2'!D15,'無動力舢舨-2'!H15,'無動力舢舨-2'!L15,'無動力舢舨-2'!P15,'無動力舢舨-2'!T15))" table:style-name="ce21">
            <text:p>-</text:p>
          </table:table-cell>
          <table:table-cell office:value-type="string" office:string-value="-" table:formula="msoxl:=IF(SUM(I15,M15,Q15,U15)+SUM('無動力舢舨-2'!E15,'無動力舢舨-2'!I15,'無動力舢舨-2'!M15,'無動力舢舨-2'!Q15,'無動力舢舨-2'!U15)=0,&quot;-&quot;,SUM(I15,M15,Q15,U15)+SUM('無動力舢舨-2'!E15,'無動力舢舨-2'!I15,'無動力舢舨-2'!M15,'無動力舢舨-2'!Q15,'無動力舢舨-2'!U15))" table:style-name="ce21">
            <text:p>-</text:p>
          </table:table-cell>
          <table:table-cell office:value-type="string" office:string-value="-" table:formula="msoxl:=IF(SUM(J15,N15,R15,V15)+SUM('無動力舢舨-2'!F15,'無動力舢舨-2'!J15,'無動力舢舨-2'!N15,'無動力舢舨-2'!R15,'無動力舢舨-2'!V15)=0,&quot;-&quot;,SUM(J15,N15,R15,V15)+SUM('無動力舢舨-2'!F15,'無動力舢舨-2'!J15,'無動力舢舨-2'!N15,'無動力舢舨-2'!R15,'無動力舢舨-2'!V15))" table:style-name="ce21">
            <text:p>-</text:p>
          </table:table-cell>
          <table:table-cell office:value-type="string" office:string-value="-" table:formula="msoxl:=IF(SUM(H15:I15)=0,&quot;-&quot;,SUM(H15:I1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5:M15)=0,&quot;-&quot;,SUM(L15:M1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5:Q15)=0,&quot;-&quot;,SUM(P15:Q1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5:U15)=0,&quot;-&quot;,SUM(T15:U1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高雄市</text:p>
          </table:table-cell>
          <table:table-cell office:value-type="string" table:style-name="ce10">
            <text:p>KAOHSIUNG CITY</text:p>
          </table:table-cell>
          <table:table-cell office:value-type="float" office:value="2" table:formula="msoxl:=IF(SUM(D16:E16)=0,&quot;-&quot;,SUM(D16:E16))" table:style-name="ce21">
            <text:p>2</text:p>
          </table:table-cell>
          <table:table-cell office:value-type="string" office:string-value="-" table:formula="msoxl:=IF(SUM(H16,L16,P16,T16)+SUM('無動力舢舨-2'!D16,'無動力舢舨-2'!H16,'無動力舢舨-2'!L16,'無動力舢舨-2'!P16,'無動力舢舨-2'!T16)=0,&quot;-&quot;,SUM(H16,L16,P16,T16)+SUM('無動力舢舨-2'!D16,'無動力舢舨-2'!H16,'無動力舢舨-2'!L16,'無動力舢舨-2'!P16,'無動力舢舨-2'!T16))" table:style-name="ce21">
            <text:p>-</text:p>
          </table:table-cell>
          <table:table-cell office:value-type="float" office:value="2" table:formula="msoxl:=IF(SUM(I16,M16,Q16,U16)+SUM('無動力舢舨-2'!E16,'無動力舢舨-2'!I16,'無動力舢舨-2'!M16,'無動力舢舨-2'!Q16,'無動力舢舨-2'!U16)=0,&quot;-&quot;,SUM(I16,M16,Q16,U16)+SUM('無動力舢舨-2'!E16,'無動力舢舨-2'!I16,'無動力舢舨-2'!M16,'無動力舢舨-2'!Q16,'無動力舢舨-2'!U16))" table:style-name="ce21">
            <text:p>2</text:p>
          </table:table-cell>
          <table:table-cell office:value-type="float" office:value="1.03" table:formula="msoxl:=IF(SUM(J16,N16,R16,V16)+SUM('無動力舢舨-2'!F16,'無動力舢舨-2'!J16,'無動力舢舨-2'!N16,'無動力舢舨-2'!R16,'無動力舢舨-2'!V16)=0,&quot;-&quot;,SUM(J16,N16,R16,V16)+SUM('無動力舢舨-2'!F16,'無動力舢舨-2'!J16,'無動力舢舨-2'!N16,'無動力舢舨-2'!R16,'無動力舢舨-2'!V16))" table:style-name="ce21">
            <text:p>1</text:p>
          </table:table-cell>
          <table:table-cell office:value-type="string" office:string-value="-" table:formula="msoxl:=IF(SUM(H16:I16)=0,&quot;-&quot;,SUM(H16:I1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formula="msoxl:=IF(SUM(L16:M16)=0,&quot;-&quot;,SUM(L16:M16))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0.69" table:style-name="ce24">
            <text:p>0.69</text:p>
          </table:table-cell>
          <table:table-cell office:value-type="float" office:value="1" table:formula="msoxl:=IF(SUM(P16:Q16)=0,&quot;-&quot;,SUM(P16:Q16))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0.34" table:style-name="ce24">
            <text:p>0.34</text:p>
          </table:table-cell>
          <table:table-cell office:value-type="string" office:string-value="-" table:formula="msoxl:=IF(SUM(T16:U16)=0,&quot;-&quot;,SUM(T16:U1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宜蘭縣</text:p>
          </table:table-cell>
          <table:table-cell office:value-type="string" table:style-name="ce10">
            <text:p>ILAN COUNTY</text:p>
          </table:table-cell>
          <table:table-cell office:value-type="float" office:value="3" table:formula="msoxl:=IF(SUM(D17:E17)=0,&quot;-&quot;,SUM(D17:E17))" table:style-name="ce21">
            <text:p>3</text:p>
          </table:table-cell>
          <table:table-cell office:value-type="float" office:value="2" table:formula="msoxl:=IF(SUM(H17,L17,P17,T17)+SUM('無動力舢舨-2'!D17,'無動力舢舨-2'!H17,'無動力舢舨-2'!L17,'無動力舢舨-2'!P17,'無動力舢舨-2'!T17)=0,&quot;-&quot;,SUM(H17,L17,P17,T17)+SUM('無動力舢舨-2'!D17,'無動力舢舨-2'!H17,'無動力舢舨-2'!L17,'無動力舢舨-2'!P17,'無動力舢舨-2'!T17))" table:style-name="ce21">
            <text:p>2</text:p>
          </table:table-cell>
          <table:table-cell office:value-type="float" office:value="1" table:formula="msoxl:=IF(SUM(I17,M17,Q17,U17)+SUM('無動力舢舨-2'!E17,'無動力舢舨-2'!I17,'無動力舢舨-2'!M17,'無動力舢舨-2'!Q17,'無動力舢舨-2'!U17)=0,&quot;-&quot;,SUM(I17,M17,Q17,U17)+SUM('無動力舢舨-2'!E17,'無動力舢舨-2'!I17,'無動力舢舨-2'!M17,'無動力舢舨-2'!Q17,'無動力舢舨-2'!U17))" table:style-name="ce21">
            <text:p>1</text:p>
          </table:table-cell>
          <table:table-cell office:value-type="float" office:value="3.04" table:formula="msoxl:=IF(SUM(J17,N17,R17,V17)+SUM('無動力舢舨-2'!F17,'無動力舢舨-2'!J17,'無動力舢舨-2'!N17,'無動力舢舨-2'!R17,'無動力舢舨-2'!V17)=0,&quot;-&quot;,SUM(J17,N17,R17,V17)+SUM('無動力舢舨-2'!F17,'無動力舢舨-2'!J17,'無動力舢舨-2'!N17,'無動力舢舨-2'!R17,'無動力舢舨-2'!V17))" table:style-name="ce21">
            <text:p>3</text:p>
          </table:table-cell>
          <table:table-cell office:value-type="string" office:string-value="-" table:formula="msoxl:=IF(SUM(H17:I17)=0,&quot;-&quot;,SUM(H17:I1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float" office:value="2" table:formula="msoxl:=IF(SUM(L17:M17)=0,&quot;-&quot;,SUM(L17:M17))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-</text:p>
          </table:table-cell>
          <table:table-cell office:value-type="float" office:value="2.38" table:style-name="ce24">
            <text:p>2.38</text:p>
          </table:table-cell>
          <table:table-cell office:value-type="string" office:string-value="-" table:formula="msoxl:=IF(SUM(P17:Q17)=0,&quot;-&quot;,SUM(P17:Q1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formula="msoxl:=IF(SUM(T17:U17)=0,&quot;-&quot;,SUM(T17:U17))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0.66" table:style-name="ce24">
            <text:p>0.66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新竹縣</text:p>
          </table:table-cell>
          <table:table-cell office:value-type="string" table:style-name="ce10">
            <text:p>HSINCHU COUNTY</text:p>
          </table:table-cell>
          <table:table-cell office:value-type="string" office:string-value="-" table:formula="msoxl:=IF(SUM(D18:E18)=0,&quot;-&quot;,SUM(D18:E18))" table:style-name="ce21">
            <text:p>-</text:p>
          </table:table-cell>
          <table:table-cell office:value-type="string" office:string-value="-" table:formula="msoxl:=IF(SUM(H18,L18,P18,T18)+SUM('無動力舢舨-2'!D18,'無動力舢舨-2'!H18,'無動力舢舨-2'!L18,'無動力舢舨-2'!P18,'無動力舢舨-2'!T18)=0,&quot;-&quot;,SUM(H18,L18,P18,T18)+SUM('無動力舢舨-2'!D18,'無動力舢舨-2'!H18,'無動力舢舨-2'!L18,'無動力舢舨-2'!P18,'無動力舢舨-2'!T18))" table:style-name="ce21">
            <text:p>-</text:p>
          </table:table-cell>
          <table:table-cell office:value-type="string" office:string-value="-" table:formula="msoxl:=IF(SUM(I18,M18,Q18,U18)+SUM('無動力舢舨-2'!E18,'無動力舢舨-2'!I18,'無動力舢舨-2'!M18,'無動力舢舨-2'!Q18,'無動力舢舨-2'!U18)=0,&quot;-&quot;,SUM(I18,M18,Q18,U18)+SUM('無動力舢舨-2'!E18,'無動力舢舨-2'!I18,'無動力舢舨-2'!M18,'無動力舢舨-2'!Q18,'無動力舢舨-2'!U18))" table:style-name="ce21">
            <text:p>-</text:p>
          </table:table-cell>
          <table:table-cell office:value-type="string" office:string-value="-" table:formula="msoxl:=IF(SUM(J18,N18,R18,V18)+SUM('無動力舢舨-2'!F18,'無動力舢舨-2'!J18,'無動力舢舨-2'!N18,'無動力舢舨-2'!R18,'無動力舢舨-2'!V18)=0,&quot;-&quot;,SUM(J18,N18,R18,V18)+SUM('無動力舢舨-2'!F18,'無動力舢舨-2'!J18,'無動力舢舨-2'!N18,'無動力舢舨-2'!R18,'無動力舢舨-2'!V18))" table:style-name="ce21">
            <text:p>-</text:p>
          </table:table-cell>
          <table:table-cell office:value-type="string" office:string-value="-" table:formula="msoxl:=IF(SUM(H18:I18)=0,&quot;-&quot;,SUM(H18:I1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8:M18)=0,&quot;-&quot;,SUM(L18:M1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8:Q18)=0,&quot;-&quot;,SUM(P18:Q1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8:U18)=0,&quot;-&quot;,SUM(T18:U1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苗栗縣</text:p>
          </table:table-cell>
          <table:table-cell office:value-type="string" table:style-name="ce10">
            <text:p>MIAOLI COUNTY</text:p>
          </table:table-cell>
          <table:table-cell office:value-type="float" office:value="1" table:formula="msoxl:=IF(SUM(D19:E19)=0,&quot;-&quot;,SUM(D19:E19))" table:style-name="ce21">
            <text:p>1</text:p>
          </table:table-cell>
          <table:table-cell office:value-type="string" office:string-value="-" table:formula="msoxl:=IF(SUM(H19,L19,P19,T19)+SUM('無動力舢舨-2'!D19,'無動力舢舨-2'!H19,'無動力舢舨-2'!L19,'無動力舢舨-2'!P19,'無動力舢舨-2'!T19)=0,&quot;-&quot;,SUM(H19,L19,P19,T19)+SUM('無動力舢舨-2'!D19,'無動力舢舨-2'!H19,'無動力舢舨-2'!L19,'無動力舢舨-2'!P19,'無動力舢舨-2'!T19))" table:style-name="ce21">
            <text:p>-</text:p>
          </table:table-cell>
          <table:table-cell office:value-type="float" office:value="1" table:formula="msoxl:=IF(SUM(I19,M19,Q19,U19)+SUM('無動力舢舨-2'!E19,'無動力舢舨-2'!I19,'無動力舢舨-2'!M19,'無動力舢舨-2'!Q19,'無動力舢舨-2'!U19)=0,&quot;-&quot;,SUM(I19,M19,Q19,U19)+SUM('無動力舢舨-2'!E19,'無動力舢舨-2'!I19,'無動力舢舨-2'!M19,'無動力舢舨-2'!Q19,'無動力舢舨-2'!U19))" table:style-name="ce21">
            <text:p>1</text:p>
          </table:table-cell>
          <table:table-cell office:value-type="float" office:value="0.61" table:formula="msoxl:=IF(SUM(J19,N19,R19,V19)+SUM('無動力舢舨-2'!F19,'無動力舢舨-2'!J19,'無動力舢舨-2'!N19,'無動力舢舨-2'!R19,'無動力舢舨-2'!V19)=0,&quot;-&quot;,SUM(J19,N19,R19,V19)+SUM('無動力舢舨-2'!F19,'無動力舢舨-2'!J19,'無動力舢舨-2'!N19,'無動力舢舨-2'!R19,'無動力舢舨-2'!V19))" table:style-name="ce21">
            <text:p>1</text:p>
          </table:table-cell>
          <table:table-cell office:value-type="float" office:value="1" table:formula="msoxl:=IF(SUM(H19:I19)=0,&quot;-&quot;,SUM(H19:I19))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0.61" table:style-name="ce24">
            <text:p>0.61</text:p>
          </table:table-cell>
          <table:table-cell office:value-type="string" office:string-value="-" table:formula="msoxl:=IF(SUM(L19:M19)=0,&quot;-&quot;,SUM(L19:M1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9:Q19)=0,&quot;-&quot;,SUM(P19:Q1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9:U19)=0,&quot;-&quot;,SUM(T19:U1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彰化縣</text:p>
          </table:table-cell>
          <table:table-cell office:value-type="string" table:style-name="ce10">
            <text:p>CHANGHWA COUNTY</text:p>
          </table:table-cell>
          <table:table-cell office:value-type="string" office:string-value="-" table:formula="msoxl:=IF(SUM(D20:E20)=0,&quot;-&quot;,SUM(D20:E20))" table:style-name="ce21">
            <text:p>-</text:p>
          </table:table-cell>
          <table:table-cell office:value-type="string" office:string-value="-" table:formula="msoxl:=IF(SUM(H20,L20,P20,T20)+SUM('無動力舢舨-2'!D20,'無動力舢舨-2'!H20,'無動力舢舨-2'!L20,'無動力舢舨-2'!P20,'無動力舢舨-2'!T20)=0,&quot;-&quot;,SUM(H20,L20,P20,T20)+SUM('無動力舢舨-2'!D20,'無動力舢舨-2'!H20,'無動力舢舨-2'!L20,'無動力舢舨-2'!P20,'無動力舢舨-2'!T20))" table:style-name="ce21">
            <text:p>-</text:p>
          </table:table-cell>
          <table:table-cell office:value-type="string" office:string-value="-" table:formula="msoxl:=IF(SUM(I20,M20,Q20,U20)+SUM('無動力舢舨-2'!E20,'無動力舢舨-2'!I20,'無動力舢舨-2'!M20,'無動力舢舨-2'!Q20,'無動力舢舨-2'!U20)=0,&quot;-&quot;,SUM(I20,M20,Q20,U20)+SUM('無動力舢舨-2'!E20,'無動力舢舨-2'!I20,'無動力舢舨-2'!M20,'無動力舢舨-2'!Q20,'無動力舢舨-2'!U20))" table:style-name="ce21">
            <text:p>-</text:p>
          </table:table-cell>
          <table:table-cell office:value-type="string" office:string-value="-" table:formula="msoxl:=IF(SUM(J20,N20,R20,V20)+SUM('無動力舢舨-2'!F20,'無動力舢舨-2'!J20,'無動力舢舨-2'!N20,'無動力舢舨-2'!R20,'無動力舢舨-2'!V20)=0,&quot;-&quot;,SUM(J20,N20,R20,V20)+SUM('無動力舢舨-2'!F20,'無動力舢舨-2'!J20,'無動力舢舨-2'!N20,'無動力舢舨-2'!R20,'無動力舢舨-2'!V20))" table:style-name="ce21">
            <text:p>-</text:p>
          </table:table-cell>
          <table:table-cell office:value-type="string" office:string-value="-" table:formula="msoxl:=IF(SUM(H20:I20)=0,&quot;-&quot;,SUM(H20:I2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0:M20)=0,&quot;-&quot;,SUM(L20:M2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0:Q20)=0,&quot;-&quot;,SUM(P20:Q2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0:U20)=0,&quot;-&quot;,SUM(T20:U2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南投縣</text:p>
          </table:table-cell>
          <table:table-cell office:value-type="string" table:style-name="ce10">
            <text:p>NANTOU COUNTY</text:p>
          </table:table-cell>
          <table:table-cell office:value-type="string" office:string-value="-" table:formula="msoxl:=IF(SUM(D21:E21)=0,&quot;-&quot;,SUM(D21:E21))" table:style-name="ce21">
            <text:p>-</text:p>
          </table:table-cell>
          <table:table-cell office:value-type="string" office:string-value="-" table:formula="msoxl:=IF(SUM(H21,L21,P21,T21)+SUM('無動力舢舨-2'!D21,'無動力舢舨-2'!H21,'無動力舢舨-2'!L21,'無動力舢舨-2'!P21,'無動力舢舨-2'!T21)=0,&quot;-&quot;,SUM(H21,L21,P21,T21)+SUM('無動力舢舨-2'!D21,'無動力舢舨-2'!H21,'無動力舢舨-2'!L21,'無動力舢舨-2'!P21,'無動力舢舨-2'!T21))" table:style-name="ce21">
            <text:p>-</text:p>
          </table:table-cell>
          <table:table-cell office:value-type="string" office:string-value="-" table:formula="msoxl:=IF(SUM(I21,M21,Q21,U21)+SUM('無動力舢舨-2'!E21,'無動力舢舨-2'!I21,'無動力舢舨-2'!M21,'無動力舢舨-2'!Q21,'無動力舢舨-2'!U21)=0,&quot;-&quot;,SUM(I21,M21,Q21,U21)+SUM('無動力舢舨-2'!E21,'無動力舢舨-2'!I21,'無動力舢舨-2'!M21,'無動力舢舨-2'!Q21,'無動力舢舨-2'!U21))" table:style-name="ce21">
            <text:p>-</text:p>
          </table:table-cell>
          <table:table-cell office:value-type="string" office:string-value="-" table:formula="msoxl:=IF(SUM(J21,N21,R21,V21)+SUM('無動力舢舨-2'!F21,'無動力舢舨-2'!J21,'無動力舢舨-2'!N21,'無動力舢舨-2'!R21,'無動力舢舨-2'!V21)=0,&quot;-&quot;,SUM(J21,N21,R21,V21)+SUM('無動力舢舨-2'!F21,'無動力舢舨-2'!J21,'無動力舢舨-2'!N21,'無動力舢舨-2'!R21,'無動力舢舨-2'!V21))" table:style-name="ce21">
            <text:p>-</text:p>
          </table:table-cell>
          <table:table-cell office:value-type="string" office:string-value="-" table:formula="msoxl:=IF(SUM(H21:I21)=0,&quot;-&quot;,SUM(H21:I2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1:M21)=0,&quot;-&quot;,SUM(L21:M2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1:Q21)=0,&quot;-&quot;,SUM(P21:Q2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1:U21)=0,&quot;-&quot;,SUM(T21:U2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雲林縣</text:p>
          </table:table-cell>
          <table:table-cell office:value-type="string" table:style-name="ce10">
            <text:p>YUNLIN COUNTY</text:p>
          </table:table-cell>
          <table:table-cell office:value-type="string" office:string-value="-" table:formula="msoxl:=IF(SUM(D22:E22)=0,&quot;-&quot;,SUM(D22:E22))" table:style-name="ce21">
            <text:p>-</text:p>
          </table:table-cell>
          <table:table-cell office:value-type="string" office:string-value="-" table:formula="msoxl:=IF(SUM(H22,L22,P22,T22)+SUM('無動力舢舨-2'!D22,'無動力舢舨-2'!H22,'無動力舢舨-2'!L22,'無動力舢舨-2'!P22,'無動力舢舨-2'!T22)=0,&quot;-&quot;,SUM(H22,L22,P22,T22)+SUM('無動力舢舨-2'!D22,'無動力舢舨-2'!H22,'無動力舢舨-2'!L22,'無動力舢舨-2'!P22,'無動力舢舨-2'!T22))" table:style-name="ce21">
            <text:p>-</text:p>
          </table:table-cell>
          <table:table-cell office:value-type="string" office:string-value="-" table:formula="msoxl:=IF(SUM(I22,M22,Q22,U22)+SUM('無動力舢舨-2'!E22,'無動力舢舨-2'!I22,'無動力舢舨-2'!M22,'無動力舢舨-2'!Q22,'無動力舢舨-2'!U22)=0,&quot;-&quot;,SUM(I22,M22,Q22,U22)+SUM('無動力舢舨-2'!E22,'無動力舢舨-2'!I22,'無動力舢舨-2'!M22,'無動力舢舨-2'!Q22,'無動力舢舨-2'!U22))" table:style-name="ce21">
            <text:p>-</text:p>
          </table:table-cell>
          <table:table-cell office:value-type="string" office:string-value="-" table:formula="msoxl:=IF(SUM(J22,N22,R22,V22)+SUM('無動力舢舨-2'!F22,'無動力舢舨-2'!J22,'無動力舢舨-2'!N22,'無動力舢舨-2'!R22,'無動力舢舨-2'!V22)=0,&quot;-&quot;,SUM(J22,N22,R22,V22)+SUM('無動力舢舨-2'!F22,'無動力舢舨-2'!J22,'無動力舢舨-2'!N22,'無動力舢舨-2'!R22,'無動力舢舨-2'!V22))" table:style-name="ce21">
            <text:p>-</text:p>
          </table:table-cell>
          <table:table-cell office:value-type="string" office:string-value="-" table:formula="msoxl:=IF(SUM(H22:I22)=0,&quot;-&quot;,SUM(H22:I2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2:M22)=0,&quot;-&quot;,SUM(L22:M2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2:Q22)=0,&quot;-&quot;,SUM(P22:Q2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2:U22)=0,&quot;-&quot;,SUM(T22:U2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嘉義縣</text:p>
          </table:table-cell>
          <table:table-cell office:value-type="string" table:style-name="ce10">
            <text:p>CHIAYI COUNTY</text:p>
          </table:table-cell>
          <table:table-cell office:value-type="string" office:string-value="-" table:formula="msoxl:=IF(SUM(D23:E23)=0,&quot;-&quot;,SUM(D23:E23))" table:style-name="ce21">
            <text:p>-</text:p>
          </table:table-cell>
          <table:table-cell office:value-type="string" office:string-value="-" table:formula="msoxl:=IF(SUM(H23,L23,P23,T23)+SUM('無動力舢舨-2'!D23,'無動力舢舨-2'!H23,'無動力舢舨-2'!L23,'無動力舢舨-2'!P23,'無動力舢舨-2'!T23)=0,&quot;-&quot;,SUM(H23,L23,P23,T23)+SUM('無動力舢舨-2'!D23,'無動力舢舨-2'!H23,'無動力舢舨-2'!L23,'無動力舢舨-2'!P23,'無動力舢舨-2'!T23))" table:style-name="ce21">
            <text:p>-</text:p>
          </table:table-cell>
          <table:table-cell office:value-type="string" office:string-value="-" table:formula="msoxl:=IF(SUM(I23,M23,Q23,U23)+SUM('無動力舢舨-2'!E23,'無動力舢舨-2'!I23,'無動力舢舨-2'!M23,'無動力舢舨-2'!Q23,'無動力舢舨-2'!U23)=0,&quot;-&quot;,SUM(I23,M23,Q23,U23)+SUM('無動力舢舨-2'!E23,'無動力舢舨-2'!I23,'無動力舢舨-2'!M23,'無動力舢舨-2'!Q23,'無動力舢舨-2'!U23))" table:style-name="ce21">
            <text:p>-</text:p>
          </table:table-cell>
          <table:table-cell office:value-type="string" office:string-value="-" table:formula="msoxl:=IF(SUM(J23,N23,R23,V23)+SUM('無動力舢舨-2'!F23,'無動力舢舨-2'!J23,'無動力舢舨-2'!N23,'無動力舢舨-2'!R23,'無動力舢舨-2'!V23)=0,&quot;-&quot;,SUM(J23,N23,R23,V23)+SUM('無動力舢舨-2'!F23,'無動力舢舨-2'!J23,'無動力舢舨-2'!N23,'無動力舢舨-2'!R23,'無動力舢舨-2'!V23))" table:style-name="ce21">
            <text:p>-</text:p>
          </table:table-cell>
          <table:table-cell office:value-type="string" office:string-value="-" table:formula="msoxl:=IF(SUM(H23:I23)=0,&quot;-&quot;,SUM(H23:I2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3:M23)=0,&quot;-&quot;,SUM(L23:M2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3:Q23)=0,&quot;-&quot;,SUM(P23:Q2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3:U23)=0,&quot;-&quot;,SUM(T23:U2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屏東縣</text:p>
          </table:table-cell>
          <table:table-cell office:value-type="string" table:style-name="ce10">
            <text:p>PINGTUNG COUNTY</text:p>
          </table:table-cell>
          <table:table-cell office:value-type="string" office:string-value="-" table:formula="msoxl:=IF(SUM(D24:E24)=0,&quot;-&quot;,SUM(D24:E24))" table:style-name="ce21">
            <text:p>-</text:p>
          </table:table-cell>
          <table:table-cell office:value-type="string" office:string-value="-" table:formula="msoxl:=IF(SUM(H24,L24,P24,T24)+SUM('無動力舢舨-2'!D24,'無動力舢舨-2'!H24,'無動力舢舨-2'!L24,'無動力舢舨-2'!P24,'無動力舢舨-2'!T24)=0,&quot;-&quot;,SUM(H24,L24,P24,T24)+SUM('無動力舢舨-2'!D24,'無動力舢舨-2'!H24,'無動力舢舨-2'!L24,'無動力舢舨-2'!P24,'無動力舢舨-2'!T24))" table:style-name="ce21">
            <text:p>-</text:p>
          </table:table-cell>
          <table:table-cell office:value-type="string" office:string-value="-" table:formula="msoxl:=IF(SUM(I24,M24,Q24,U24)+SUM('無動力舢舨-2'!E24,'無動力舢舨-2'!I24,'無動力舢舨-2'!M24,'無動力舢舨-2'!Q24,'無動力舢舨-2'!U24)=0,&quot;-&quot;,SUM(I24,M24,Q24,U24)+SUM('無動力舢舨-2'!E24,'無動力舢舨-2'!I24,'無動力舢舨-2'!M24,'無動力舢舨-2'!Q24,'無動力舢舨-2'!U24))" table:style-name="ce21">
            <text:p>-</text:p>
          </table:table-cell>
          <table:table-cell office:value-type="string" office:string-value="-" table:formula="msoxl:=IF(SUM(J24,N24,R24,V24)+SUM('無動力舢舨-2'!F24,'無動力舢舨-2'!J24,'無動力舢舨-2'!N24,'無動力舢舨-2'!R24,'無動力舢舨-2'!V24)=0,&quot;-&quot;,SUM(J24,N24,R24,V24)+SUM('無動力舢舨-2'!F24,'無動力舢舨-2'!J24,'無動力舢舨-2'!N24,'無動力舢舨-2'!R24,'無動力舢舨-2'!V24))" table:style-name="ce21">
            <text:p>-</text:p>
          </table:table-cell>
          <table:table-cell office:value-type="string" office:string-value="-" table:formula="msoxl:=IF(SUM(H24:I24)=0,&quot;-&quot;,SUM(H24:I2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4:M24)=0,&quot;-&quot;,SUM(L24:M2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4:Q24)=0,&quot;-&quot;,SUM(P24:Q2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4:U24)=0,&quot;-&quot;,SUM(T24:U2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臺東縣</text:p>
          </table:table-cell>
          <table:table-cell office:value-type="string" table:style-name="ce10">
            <text:p>TAITUNG COUNTY</text:p>
          </table:table-cell>
          <table:table-cell office:value-type="float" office:value="13" table:formula="msoxl:=IF(SUM(D25:E25)=0,&quot;-&quot;,SUM(D25:E25))" table:style-name="ce21">
            <text:p>13</text:p>
          </table:table-cell>
          <table:table-cell office:value-type="float" office:value="10" table:formula="msoxl:=IF(SUM(H25,L25,P25,T25)+SUM('無動力舢舨-2'!D25,'無動力舢舨-2'!H25,'無動力舢舨-2'!L25,'無動力舢舨-2'!P25,'無動力舢舨-2'!T25)=0,&quot;-&quot;,SUM(H25,L25,P25,T25)+SUM('無動力舢舨-2'!D25,'無動力舢舨-2'!H25,'無動力舢舨-2'!L25,'無動力舢舨-2'!P25,'無動力舢舨-2'!T25))" table:style-name="ce21">
            <text:p>10</text:p>
          </table:table-cell>
          <table:table-cell office:value-type="float" office:value="3" table:formula="msoxl:=IF(SUM(I25,M25,Q25,U25)+SUM('無動力舢舨-2'!E25,'無動力舢舨-2'!I25,'無動力舢舨-2'!M25,'無動力舢舨-2'!Q25,'無動力舢舨-2'!U25)=0,&quot;-&quot;,SUM(I25,M25,Q25,U25)+SUM('無動力舢舨-2'!E25,'無動力舢舨-2'!I25,'無動力舢舨-2'!M25,'無動力舢舨-2'!Q25,'無動力舢舨-2'!U25))" table:style-name="ce21">
            <text:p>3</text:p>
          </table:table-cell>
          <table:table-cell office:value-type="float" office:value="11.74" table:formula="msoxl:=IF(SUM(J25,N25,R25,V25)+SUM('無動力舢舨-2'!F25,'無動力舢舨-2'!J25,'無動力舢舨-2'!N25,'無動力舢舨-2'!R25,'無動力舢舨-2'!V25)=0,&quot;-&quot;,SUM(J25,N25,R25,V25)+SUM('無動力舢舨-2'!F25,'無動力舢舨-2'!J25,'無動力舢舨-2'!N25,'無動力舢舨-2'!R25,'無動力舢舨-2'!V25))" table:style-name="ce21">
            <text:p>12</text:p>
          </table:table-cell>
          <table:table-cell office:value-type="string" office:string-value="-" table:formula="msoxl:=IF(SUM(H25:I25)=0,&quot;-&quot;,SUM(H25:I2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float" office:value="13" table:formula="msoxl:=IF(SUM(L25:M25)=0,&quot;-&quot;,SUM(L25:M25))" table:style-name="ce21">
            <text:p>13</text:p>
          </table:table-cell>
          <table:table-cell office:value-type="float" office:value="10" table:style-name="ce21">
            <text:p>10</text:p>
          </table:table-cell>
          <table:table-cell office:value-type="float" office:value="3" table:style-name="ce21">
            <text:p>3</text:p>
          </table:table-cell>
          <table:table-cell office:value-type="float" office:value="11.74" table:style-name="ce24">
            <text:p>11.74</text:p>
          </table:table-cell>
          <table:table-cell office:value-type="string" office:string-value="-" table:formula="msoxl:=IF(SUM(P25:Q25)=0,&quot;-&quot;,SUM(P25:Q2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5:U25)=0,&quot;-&quot;,SUM(T25:U2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花蓮縣</text:p>
          </table:table-cell>
          <table:table-cell office:value-type="string" table:style-name="ce10">
            <text:p>HWALIEN COUNTY</text:p>
          </table:table-cell>
          <table:table-cell office:value-type="string" office:string-value="-" table:formula="msoxl:=IF(SUM(D26:E26)=0,&quot;-&quot;,SUM(D26:E26))" table:style-name="ce21">
            <text:p>-</text:p>
          </table:table-cell>
          <table:table-cell office:value-type="string" office:string-value="-" table:formula="msoxl:=IF(SUM(H26,L26,P26,T26)+SUM('無動力舢舨-2'!D26,'無動力舢舨-2'!H26,'無動力舢舨-2'!L26,'無動力舢舨-2'!P26,'無動力舢舨-2'!T26)=0,&quot;-&quot;,SUM(H26,L26,P26,T26)+SUM('無動力舢舨-2'!D26,'無動力舢舨-2'!H26,'無動力舢舨-2'!L26,'無動力舢舨-2'!P26,'無動力舢舨-2'!T26))" table:style-name="ce21">
            <text:p>-</text:p>
          </table:table-cell>
          <table:table-cell office:value-type="string" office:string-value="-" table:formula="msoxl:=IF(SUM(I26,M26,Q26,U26)+SUM('無動力舢舨-2'!E26,'無動力舢舨-2'!I26,'無動力舢舨-2'!M26,'無動力舢舨-2'!Q26,'無動力舢舨-2'!U26)=0,&quot;-&quot;,SUM(I26,M26,Q26,U26)+SUM('無動力舢舨-2'!E26,'無動力舢舨-2'!I26,'無動力舢舨-2'!M26,'無動力舢舨-2'!Q26,'無動力舢舨-2'!U26))" table:style-name="ce21">
            <text:p>-</text:p>
          </table:table-cell>
          <table:table-cell office:value-type="string" office:string-value="-" table:formula="msoxl:=IF(SUM(J26,N26,R26,V26)+SUM('無動力舢舨-2'!F26,'無動力舢舨-2'!J26,'無動力舢舨-2'!N26,'無動力舢舨-2'!R26,'無動力舢舨-2'!V26)=0,&quot;-&quot;,SUM(J26,N26,R26,V26)+SUM('無動力舢舨-2'!F26,'無動力舢舨-2'!J26,'無動力舢舨-2'!N26,'無動力舢舨-2'!R26,'無動力舢舨-2'!V26))" table:style-name="ce21">
            <text:p>-</text:p>
          </table:table-cell>
          <table:table-cell office:value-type="string" office:string-value="-" table:formula="msoxl:=IF(SUM(H26:I26)=0,&quot;-&quot;,SUM(H26:I2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6:M26)=0,&quot;-&quot;,SUM(L26:M2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6:Q26)=0,&quot;-&quot;,SUM(P26:Q2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6:U26)=0,&quot;-&quot;,SUM(T26:U2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澎湖縣</text:p>
          </table:table-cell>
          <table:table-cell office:value-type="string" table:style-name="ce10">
            <text:p>PENGHU COUNTY</text:p>
          </table:table-cell>
          <table:table-cell office:value-type="float" office:value="9" table:formula="msoxl:=IF(SUM(D27:E27)=0,&quot;-&quot;,SUM(D27:E27))" table:style-name="ce21">
            <text:p>9</text:p>
          </table:table-cell>
          <table:table-cell office:value-type="float" office:value="6" table:formula="msoxl:=IF(SUM(H27,L27,P27,T27)+SUM('無動力舢舨-2'!D27,'無動力舢舨-2'!H27,'無動力舢舨-2'!L27,'無動力舢舨-2'!P27,'無動力舢舨-2'!T27)=0,&quot;-&quot;,SUM(H27,L27,P27,T27)+SUM('無動力舢舨-2'!D27,'無動力舢舨-2'!H27,'無動力舢舨-2'!L27,'無動力舢舨-2'!P27,'無動力舢舨-2'!T27))" table:style-name="ce21">
            <text:p>6</text:p>
          </table:table-cell>
          <table:table-cell office:value-type="float" office:value="3" table:formula="msoxl:=IF(SUM(I27,M27,Q27,U27)+SUM('無動力舢舨-2'!E27,'無動力舢舨-2'!I27,'無動力舢舨-2'!M27,'無動力舢舨-2'!Q27,'無動力舢舨-2'!U27)=0,&quot;-&quot;,SUM(I27,M27,Q27,U27)+SUM('無動力舢舨-2'!E27,'無動力舢舨-2'!I27,'無動力舢舨-2'!M27,'無動力舢舨-2'!Q27,'無動力舢舨-2'!U27))" table:style-name="ce21">
            <text:p>3</text:p>
          </table:table-cell>
          <table:table-cell office:value-type="float" office:value="5.72" table:formula="msoxl:=IF(SUM(J27,N27,R27,V27)+SUM('無動力舢舨-2'!F27,'無動力舢舨-2'!J27,'無動力舢舨-2'!N27,'無動力舢舨-2'!R27,'無動力舢舨-2'!V27)=0,&quot;-&quot;,SUM(J27,N27,R27,V27)+SUM('無動力舢舨-2'!F27,'無動力舢舨-2'!J27,'無動力舢舨-2'!N27,'無動力舢舨-2'!R27,'無動力舢舨-2'!V27))" table:style-name="ce21">
            <text:p>6</text:p>
          </table:table-cell>
          <table:table-cell office:value-type="string" office:string-value="-" table:formula="msoxl:=IF(SUM(H27:I27)=0,&quot;-&quot;,SUM(H27:I2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7:M27)=0,&quot;-&quot;,SUM(L27:M2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float" office:value="9" table:formula="msoxl:=IF(SUM(P27:Q27)=0,&quot;-&quot;,SUM(P27:Q27))" table:style-name="ce21">
            <text:p>9</text:p>
          </table:table-cell>
          <table:table-cell office:value-type="float" office:value="6" table:style-name="ce21">
            <text:p>6</text:p>
          </table:table-cell>
          <table:table-cell office:value-type="float" office:value="3" table:style-name="ce21">
            <text:p>3</text:p>
          </table:table-cell>
          <table:table-cell office:value-type="float" office:value="5.72" table:style-name="ce24">
            <text:p>5.72</text:p>
          </table:table-cell>
          <table:table-cell office:value-type="string" office:string-value="-" table:formula="msoxl:=IF(SUM(T27:U27)=0,&quot;-&quot;,SUM(T27:U2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基隆市</text:p>
          </table:table-cell>
          <table:table-cell office:value-type="string" table:style-name="ce10">
            <text:p>KEELUNG CITY</text:p>
          </table:table-cell>
          <table:table-cell office:value-type="float" office:value="14" table:formula="msoxl:=IF(SUM(D28:E28)=0,&quot;-&quot;,SUM(D28:E28))" table:style-name="ce21">
            <text:p>14</text:p>
          </table:table-cell>
          <table:table-cell office:value-type="float" office:value="3" table:formula="msoxl:=IF(SUM(H28,L28,P28,T28)+SUM('無動力舢舨-2'!D28,'無動力舢舨-2'!H28,'無動力舢舨-2'!L28,'無動力舢舨-2'!P28,'無動力舢舨-2'!T28)=0,&quot;-&quot;,SUM(H28,L28,P28,T28)+SUM('無動力舢舨-2'!D28,'無動力舢舨-2'!H28,'無動力舢舨-2'!L28,'無動力舢舨-2'!P28,'無動力舢舨-2'!T28))" table:style-name="ce21">
            <text:p>3</text:p>
          </table:table-cell>
          <table:table-cell office:value-type="float" office:value="11" table:formula="msoxl:=IF(SUM(I28,M28,Q28,U28)+SUM('無動力舢舨-2'!E28,'無動力舢舨-2'!I28,'無動力舢舨-2'!M28,'無動力舢舨-2'!Q28,'無動力舢舨-2'!U28)=0,&quot;-&quot;,SUM(I28,M28,Q28,U28)+SUM('無動力舢舨-2'!E28,'無動力舢舨-2'!I28,'無動力舢舨-2'!M28,'無動力舢舨-2'!Q28,'無動力舢舨-2'!U28))" table:style-name="ce21">
            <text:p>11</text:p>
          </table:table-cell>
          <table:table-cell office:value-type="float" office:value="7.17" table:formula="msoxl:=IF(SUM(J28,N28,R28,V28)+SUM('無動力舢舨-2'!F28,'無動力舢舨-2'!J28,'無動力舢舨-2'!N28,'無動力舢舨-2'!R28,'無動力舢舨-2'!V28)=0,&quot;-&quot;,SUM(J28,N28,R28,V28)+SUM('無動力舢舨-2'!F28,'無動力舢舨-2'!J28,'無動力舢舨-2'!N28,'無動力舢舨-2'!R28,'無動力舢舨-2'!V28))" table:style-name="ce21">
            <text:p>7</text:p>
          </table:table-cell>
          <table:table-cell office:value-type="float" office:value="1" table:formula="msoxl:=IF(SUM(H28:I28)=0,&quot;-&quot;,SUM(H28:I28))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0.55000000000000004" table:style-name="ce24">
            <text:p>0.55</text:p>
          </table:table-cell>
          <table:table-cell office:value-type="string" office:string-value="-" table:formula="msoxl:=IF(SUM(L28:M28)=0,&quot;-&quot;,SUM(L28:M2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float" office:value="4" table:formula="msoxl:=IF(SUM(P28:Q28)=0,&quot;-&quot;,SUM(P28:Q28))" table:style-name="ce21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.35" table:style-name="ce24">
            <text:p>2.35</text:p>
          </table:table-cell>
          <table:table-cell office:value-type="float" office:value="9" table:formula="msoxl:=IF(SUM(T28:U28)=0,&quot;-&quot;,SUM(T28:U28))" table:style-name="ce21">
            <text:p>9</text:p>
          </table:table-cell>
          <table:table-cell office:value-type="string" table:style-name="ce21">
            <text:p>-</text:p>
          </table:table-cell>
          <table:table-cell office:value-type="float" office:value="9" table:style-name="ce21">
            <text:p>9</text:p>
          </table:table-cell>
          <table:table-cell office:value-type="float" office:value="4.2699999999999996" table:style-name="ce24">
            <text:p>4.27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新竹市</text:p>
          </table:table-cell>
          <table:table-cell office:value-type="string" table:style-name="ce10">
            <text:p>HSINCHU CITY</text:p>
          </table:table-cell>
          <table:table-cell office:value-type="string" office:string-value="-" table:formula="msoxl:=IF(SUM(D29:E29)=0,&quot;-&quot;,SUM(D29:E29))" table:style-name="ce21">
            <text:p>-</text:p>
          </table:table-cell>
          <table:table-cell office:value-type="string" office:string-value="-" table:formula="msoxl:=IF(SUM(H29,L29,P29,T29)+SUM('無動力舢舨-2'!D29,'無動力舢舨-2'!H29,'無動力舢舨-2'!L29,'無動力舢舨-2'!P29,'無動力舢舨-2'!T29)=0,&quot;-&quot;,SUM(H29,L29,P29,T29)+SUM('無動力舢舨-2'!D29,'無動力舢舨-2'!H29,'無動力舢舨-2'!L29,'無動力舢舨-2'!P29,'無動力舢舨-2'!T29))" table:style-name="ce21">
            <text:p>-</text:p>
          </table:table-cell>
          <table:table-cell office:value-type="string" office:string-value="-" table:formula="msoxl:=IF(SUM(I29,M29,Q29,U29)+SUM('無動力舢舨-2'!E29,'無動力舢舨-2'!I29,'無動力舢舨-2'!M29,'無動力舢舨-2'!Q29,'無動力舢舨-2'!U29)=0,&quot;-&quot;,SUM(I29,M29,Q29,U29)+SUM('無動力舢舨-2'!E29,'無動力舢舨-2'!I29,'無動力舢舨-2'!M29,'無動力舢舨-2'!Q29,'無動力舢舨-2'!U29))" table:style-name="ce21">
            <text:p>-</text:p>
          </table:table-cell>
          <table:table-cell office:value-type="string" office:string-value="-" table:formula="msoxl:=IF(SUM(J29,N29,R29,V29)+SUM('無動力舢舨-2'!F29,'無動力舢舨-2'!J29,'無動力舢舨-2'!N29,'無動力舢舨-2'!R29,'無動力舢舨-2'!V29)=0,&quot;-&quot;,SUM(J29,N29,R29,V29)+SUM('無動力舢舨-2'!F29,'無動力舢舨-2'!J29,'無動力舢舨-2'!N29,'無動力舢舨-2'!R29,'無動力舢舨-2'!V29))" table:style-name="ce21">
            <text:p>-</text:p>
          </table:table-cell>
          <table:table-cell office:value-type="string" office:string-value="-" table:formula="msoxl:=IF(SUM(H29:I29)=0,&quot;-&quot;,SUM(H29:I2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9:M29)=0,&quot;-&quot;,SUM(L29:M2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9:Q29)=0,&quot;-&quot;,SUM(P29:Q2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9:U29)=0,&quot;-&quot;,SUM(T29:U2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嘉義市</text:p>
          </table:table-cell>
          <table:table-cell office:value-type="string" table:style-name="ce10">
            <text:p>CHIAYI CITY</text:p>
          </table:table-cell>
          <table:table-cell office:value-type="string" office:string-value="-" table:formula="msoxl:=IF(SUM(D30:E30)=0,&quot;-&quot;,SUM(D30:E30))" table:style-name="ce21">
            <text:p>-</text:p>
          </table:table-cell>
          <table:table-cell office:value-type="string" office:string-value="-" table:formula="msoxl:=IF(SUM(H30,L30,P30,T30)+SUM('無動力舢舨-2'!D30,'無動力舢舨-2'!H30,'無動力舢舨-2'!L30,'無動力舢舨-2'!P30,'無動力舢舨-2'!T30)=0,&quot;-&quot;,SUM(H30,L30,P30,T30)+SUM('無動力舢舨-2'!D30,'無動力舢舨-2'!H30,'無動力舢舨-2'!L30,'無動力舢舨-2'!P30,'無動力舢舨-2'!T30))" table:style-name="ce21">
            <text:p>-</text:p>
          </table:table-cell>
          <table:table-cell office:value-type="string" office:string-value="-" table:formula="msoxl:=IF(SUM(I30,M30,Q30,U30)+SUM('無動力舢舨-2'!E30,'無動力舢舨-2'!I30,'無動力舢舨-2'!M30,'無動力舢舨-2'!Q30,'無動力舢舨-2'!U30)=0,&quot;-&quot;,SUM(I30,M30,Q30,U30)+SUM('無動力舢舨-2'!E30,'無動力舢舨-2'!I30,'無動力舢舨-2'!M30,'無動力舢舨-2'!Q30,'無動力舢舨-2'!U30))" table:style-name="ce21">
            <text:p>-</text:p>
          </table:table-cell>
          <table:table-cell office:value-type="string" office:string-value="-" table:formula="msoxl:=IF(SUM(J30,N30,R30,V30)+SUM('無動力舢舨-2'!F30,'無動力舢舨-2'!J30,'無動力舢舨-2'!N30,'無動力舢舨-2'!R30,'無動力舢舨-2'!V30)=0,&quot;-&quot;,SUM(J30,N30,R30,V30)+SUM('無動力舢舨-2'!F30,'無動力舢舨-2'!J30,'無動力舢舨-2'!N30,'無動力舢舨-2'!R30,'無動力舢舨-2'!V30))" table:style-name="ce21">
            <text:p>-</text:p>
          </table:table-cell>
          <table:table-cell office:value-type="string" office:string-value="-" table:formula="msoxl:=IF(SUM(H30:I30)=0,&quot;-&quot;,SUM(H30:I3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30:M30)=0,&quot;-&quot;,SUM(L30:M3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30:Q30)=0,&quot;-&quot;,SUM(P30:Q3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30:U30)=0,&quot;-&quot;,SUM(T30:U3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57">
            <text:p>金馬地區</text:p>
          </table:table-cell>
          <table:table-cell office:value-type="string" table:style-name="ce10">
            <text:p>KINMA AREA</text:p>
          </table:table-cell>
          <table:table-cell office:value-type="float" office:value="14" table:formula="msoxl:=IF( SUM(C32:C33)=0,&quot;-&quot;,SUM(C32:C33))" table:style-name="ce21">
            <text:p>14</text:p>
          </table:table-cell>
          <table:table-cell office:value-type="string" office:string-value="-" table:formula="msoxl:=IF(SUM(H31,L31,P31,T31)+SUM('無動力舢舨-2'!D31,'無動力舢舨-2'!H31,'無動力舢舨-2'!L31,'無動力舢舨-2'!P31,'無動力舢舨-2'!T31)=0,&quot;-&quot;,SUM(H31,L31,P31,T31)+SUM('無動力舢舨-2'!D31,'無動力舢舨-2'!H31,'無動力舢舨-2'!L31,'無動力舢舨-2'!P31,'無動力舢舨-2'!T31))" table:style-name="ce21">
            <text:p>-</text:p>
          </table:table-cell>
          <table:table-cell office:value-type="float" office:value="14" table:formula="msoxl:=IF(SUM(I31,M31,Q31,U31)+SUM('無動力舢舨-2'!E31,'無動力舢舨-2'!I31,'無動力舢舨-2'!M31,'無動力舢舨-2'!Q31,'無動力舢舨-2'!U31)=0,&quot;-&quot;,SUM(I31,M31,Q31,U31)+SUM('無動力舢舨-2'!E31,'無動力舢舨-2'!I31,'無動力舢舨-2'!M31,'無動力舢舨-2'!Q31,'無動力舢舨-2'!U31))" table:style-name="ce21">
            <text:p>14</text:p>
          </table:table-cell>
          <table:table-cell office:value-type="float" office:value="7" table:formula="msoxl:=IF(SUM(J31,N31,R31,V31)+SUM('無動力舢舨-2'!F31,'無動力舢舨-2'!J31,'無動力舢舨-2'!N31,'無動力舢舨-2'!R31,'無動力舢舨-2'!V31)=0,&quot;-&quot;,SUM(J31,N31,R31,V31)+SUM('無動力舢舨-2'!F31,'無動力舢舨-2'!J31,'無動力舢舨-2'!N31,'無動力舢舨-2'!R31,'無動力舢舨-2'!V31))" table:style-name="ce21">
            <text:p>7</text:p>
          </table:table-cell>
          <table:table-cell office:value-type="string" office:string-value="-" table:formula="msoxl:=IF( SUM(G32:G33)=0,&quot;-&quot;,SUM(G32:G33))" table:style-name="ce21">
            <text:p>-</text:p>
          </table:table-cell>
          <table:table-cell office:value-type="string" office:string-value="-" table:formula="msoxl:=IF( SUM(H32:H33)=0,&quot;-&quot;,SUM(H32:H33))" table:style-name="ce21">
            <text:p>-</text:p>
          </table:table-cell>
          <table:table-cell office:value-type="string" office:string-value="-" table:formula="msoxl:=IF( SUM(I32:I33)=0,&quot;-&quot;,SUM(I32:I33))" table:style-name="ce21">
            <text:p>-</text:p>
          </table:table-cell>
          <table:table-cell office:value-type="string" office:string-value="-" table:formula="msoxl:=IF( SUM(J32:J33)=0,&quot;-&quot;,SUM(J32:J33))" table:style-name="ce24">
            <text:p>-</text:p>
          </table:table-cell>
          <table:table-cell office:value-type="float" office:value="1" table:formula="msoxl:=IF( SUM(K32:K33)=0,&quot;-&quot;,SUM(K32:K33))" table:style-name="ce21">
            <text:p>1</text:p>
          </table:table-cell>
          <table:table-cell office:value-type="string" office:string-value="-" table:formula="msoxl:=IF( SUM(L32:L33)=0,&quot;-&quot;,SUM(L32:L33))" table:style-name="ce21">
            <text:p>-</text:p>
          </table:table-cell>
          <table:table-cell office:value-type="float" office:value="1" table:formula="msoxl:=IF( SUM(M32:M33)=0,&quot;-&quot;,SUM(M32:M33))" table:style-name="ce21">
            <text:p>1</text:p>
          </table:table-cell>
          <table:table-cell office:value-type="float" office:value="1" table:formula="msoxl:=IF( SUM(N32:N33)=0,&quot;-&quot;,SUM(N32:N33))" table:style-name="ce24">
            <text:p>1.00</text:p>
          </table:table-cell>
          <table:table-cell office:value-type="float" office:value="1" table:formula="msoxl:=IF( SUM(O32:O33)=0,&quot;-&quot;,SUM(O32:O33))" table:style-name="ce21">
            <text:p>1</text:p>
          </table:table-cell>
          <table:table-cell office:value-type="string" office:string-value="-" table:formula="msoxl:=IF( SUM(P32:P33)=0,&quot;-&quot;,SUM(P32:P33))" table:style-name="ce21">
            <text:p>-</text:p>
          </table:table-cell>
          <table:table-cell office:value-type="float" office:value="1" table:formula="msoxl:=IF( SUM(Q32:Q33)=0,&quot;-&quot;,SUM(Q32:Q33))" table:style-name="ce21">
            <text:p>1</text:p>
          </table:table-cell>
          <table:table-cell office:value-type="float" office:value="0.5" table:formula="msoxl:=IF( SUM(R32:R33)=0,&quot;-&quot;,SUM(R32:R33))" table:style-name="ce24">
            <text:p>0.50</text:p>
          </table:table-cell>
          <table:table-cell office:value-type="float" office:value="12" table:formula="msoxl:=IF( SUM(S32:S33)=0,&quot;-&quot;,SUM(S32:S33))" table:style-name="ce21">
            <text:p>12</text:p>
          </table:table-cell>
          <table:table-cell office:value-type="string" office:string-value="-" table:formula="msoxl:=IF( SUM(T32:T33)=0,&quot;-&quot;,SUM(T32:T33))" table:style-name="ce21">
            <text:p>-</text:p>
          </table:table-cell>
          <table:table-cell office:value-type="float" office:value="12" table:formula="msoxl:=IF( SUM(U32:U33)=0,&quot;-&quot;,SUM(U32:U33))" table:style-name="ce21">
            <text:p>12</text:p>
          </table:table-cell>
          <table:table-cell office:value-type="float" office:value="5.5" table:formula="msoxl:=IF( SUM(V32:V33)=0,&quot;-&quot;,SUM(V32:V33))" table:style-name="ce24">
            <text:p>5.50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金門縣</text:p>
          </table:table-cell>
          <table:table-cell office:value-type="string" table:style-name="ce10">
            <text:p>KINMEN COUNTY</text:p>
          </table:table-cell>
          <table:table-cell office:value-type="float" office:value="2" table:formula="msoxl:=IF(SUM(D32:E32)=0,&quot;-&quot;,SUM(D32:E32))" table:style-name="ce21">
            <text:p>2</text:p>
          </table:table-cell>
          <table:table-cell office:value-type="string" office:string-value="-" table:formula="msoxl:=IF(SUM(H32,L32,P32,T32)+SUM('無動力舢舨-2'!D32,'無動力舢舨-2'!H32,'無動力舢舨-2'!L32,'無動力舢舨-2'!P32,'無動力舢舨-2'!T32)=0,&quot;-&quot;,SUM(H32,L32,P32,T32)+SUM('無動力舢舨-2'!D32,'無動力舢舨-2'!H32,'無動力舢舨-2'!L32,'無動力舢舨-2'!P32,'無動力舢舨-2'!T32))" table:style-name="ce21">
            <text:p>-</text:p>
          </table:table-cell>
          <table:table-cell office:value-type="float" office:value="2" table:formula="msoxl:=IF(SUM(I32,M32,Q32,U32)+SUM('無動力舢舨-2'!E32,'無動力舢舨-2'!I32,'無動力舢舨-2'!M32,'無動力舢舨-2'!Q32,'無動力舢舨-2'!U32)=0,&quot;-&quot;,SUM(I32,M32,Q32,U32)+SUM('無動力舢舨-2'!E32,'無動力舢舨-2'!I32,'無動力舢舨-2'!M32,'無動力舢舨-2'!Q32,'無動力舢舨-2'!U32))" table:style-name="ce21">
            <text:p>2</text:p>
          </table:table-cell>
          <table:table-cell office:value-type="float" office:value="2" table:formula="msoxl:=IF(SUM(J32,N32,R32,V32)+SUM('無動力舢舨-2'!F32,'無動力舢舨-2'!J32,'無動力舢舨-2'!N32,'無動力舢舨-2'!R32,'無動力舢舨-2'!V32)=0,&quot;-&quot;,SUM(J32,N32,R32,V32)+SUM('無動力舢舨-2'!F32,'無動力舢舨-2'!J32,'無動力舢舨-2'!N32,'無動力舢舨-2'!R32,'無動力舢舨-2'!V32))" table:style-name="ce21">
            <text:p>2</text:p>
          </table:table-cell>
          <table:table-cell office:value-type="string" office:string-value="-" table:formula="msoxl:=IF(SUM(H32:I32)=0,&quot;-&quot;,SUM(H32:I3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formula="msoxl:=IF(SUM(L32:M32)=0,&quot;-&quot;,SUM(L32:M32))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.00</text:p>
          </table:table-cell>
          <table:table-cell office:value-type="string" office:string-value="-" table:formula="msoxl:=IF(SUM(P32:Q32)=0,&quot;-&quot;,SUM(P32:Q3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formula="msoxl:=IF(SUM(T32:U32)=0,&quot;-&quot;,SUM(T32:U32))" table:style-name="ce21">
            <text:p>1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.00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2">
            <text:p><text:s text:c="4"/>連江縣</text:p>
          </table:table-cell>
          <table:table-cell office:value-type="string" table:style-name="ce11">
            <text:p>LIANJIANG COUNTY</text:p>
          </table:table-cell>
          <table:table-cell office:value-type="float" office:value="12" table:formula="msoxl:=IF(SUM(D33:E33)=0,&quot;-&quot;,SUM(D33:E33))" table:style-name="ce22">
            <text:p>12</text:p>
          </table:table-cell>
          <table:table-cell office:value-type="string" office:string-value="-" table:formula="msoxl:=IF(SUM(H33,L33,P33,T33)+SUM('無動力舢舨-2'!D33,'無動力舢舨-2'!H33,'無動力舢舨-2'!L33,'無動力舢舨-2'!P33,'無動力舢舨-2'!T33)=0,&quot;-&quot;,SUM(H33,L33,P33,T33)+SUM('無動力舢舨-2'!D33,'無動力舢舨-2'!H33,'無動力舢舨-2'!L33,'無動力舢舨-2'!P33,'無動力舢舨-2'!T33))" table:style-name="ce22">
            <text:p>-</text:p>
          </table:table-cell>
          <table:table-cell office:value-type="float" office:value="12" table:formula="msoxl:=IF(SUM(I33,M33,Q33,U33)+SUM('無動力舢舨-2'!E33,'無動力舢舨-2'!I33,'無動力舢舨-2'!M33,'無動力舢舨-2'!Q33,'無動力舢舨-2'!U33)=0,&quot;-&quot;,SUM(I33,M33,Q33,U33)+SUM('無動力舢舨-2'!E33,'無動力舢舨-2'!I33,'無動力舢舨-2'!M33,'無動力舢舨-2'!Q33,'無動力舢舨-2'!U33))" table:style-name="ce22">
            <text:p>12</text:p>
          </table:table-cell>
          <table:table-cell office:value-type="float" office:value="5" table:formula="msoxl:=IF(SUM(J33,N33,R33,V33)+SUM('無動力舢舨-2'!F33,'無動力舢舨-2'!J33,'無動力舢舨-2'!N33,'無動力舢舨-2'!R33,'無動力舢舨-2'!V33)=0,&quot;-&quot;,SUM(J33,N33,R33,V33)+SUM('無動力舢舨-2'!F33,'無動力舢舨-2'!J33,'無動力舢舨-2'!N33,'無動力舢舨-2'!R33,'無動力舢舨-2'!V33))" table:style-name="ce22">
            <text:p>5</text:p>
          </table:table-cell>
          <table:table-cell office:value-type="string" office:string-value="-" table:formula="msoxl:=IF(SUM(H33:I33)=0,&quot;-&quot;,SUM(H33:I33))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5">
            <text:p>-</text:p>
          </table:table-cell>
          <table:table-cell office:value-type="string" office:string-value="-" table:formula="msoxl:=IF(SUM(L33:M33)=0,&quot;-&quot;,SUM(L33:M33))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formula="msoxl:=IF(SUM(P33:Q33)=0,&quot;-&quot;,SUM(P33:Q33))" table:style-name="ce22">
            <text:p>1</text:p>
          </table:table-cell>
          <table:table-cell office:value-type="string" table:style-name="ce22">
            <text:p>-</text:p>
          </table:table-cell>
          <table:table-cell office:value-type="float" office:value="1" table:style-name="ce22">
            <text:p>1</text:p>
          </table:table-cell>
          <table:table-cell office:value-type="float" office:value="0.5" table:style-name="ce25">
            <text:p>0.50</text:p>
          </table:table-cell>
          <table:table-cell office:value-type="float" office:value="11" table:formula="msoxl:=IF(SUM(T33:U33)=0,&quot;-&quot;,SUM(T33:U33))" table:style-name="ce22">
            <text:p>11</text:p>
          </table:table-cell>
          <table:table-cell office:value-type="string" table:style-name="ce22">
            <text:p>-</text:p>
          </table:table-cell>
          <table:table-cell office:value-type="float" office:value="11" table:style-name="ce22">
            <text:p>11</text:p>
          </table:table-cell>
          <table:table-cell office:value-type="float" office:value="4.5" table:style-name="ce25">
            <text:p>4.50</text:p>
          </table:table-cell>
          <table:table-cell table:number-columns-repeated="16362" table:style-name="ce12"/>
        </table:table-row>
        <table:table-row table:number-rows-repeated="1048543" table:style-name="ro3">
          <table:table-cell table:number-columns-repeated="16384"/>
        </table:table-row>
      </table:table>
      <table:table table:name="無動力舢舨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4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4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4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4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4"/>
        <table:table-column table:style-name="co7" table:number-columns-repeated="16362" table:default-cell-style-name="ce1"/>
        <table:table-row table:style-name="ro1">
          <table:table-cell office:value-type="string" table:number-columns-spanned="2" table:number-rows-spanned="1" table:style-name="ce42">
            <text:p>4‧漁船數量</text:p>
          </table:table-cell>
          <table:covered-table-cell/>
          <table:table-cell table:number-columns-repeated="3" table:style-name="ce8"/>
          <table:table-cell table:style-name="ce9"/>
          <table:table-cell table:number-columns-repeated="3" table:style-name="ce8"/>
          <table:table-cell table:style-name="ce9"/>
          <table:table-cell table:number-columns-repeated="2" table:style-name="ce8"/>
          <table:table-cell office:value-type="string" table:number-columns-spanned="4" table:number-rows-spanned="1" table:style-name="ce42">
            <text:p>4‧FISHING CRAFTS</text:p>
          </table:table-cell>
          <table:covered-table-cell table:number-columns-repeated="3"/>
          <table:table-cell table:style-name="ce8"/>
          <table:table-cell table:style-name="ce9"/>
          <table:table-cell table:number-columns-repeated="3" table:style-name="ce8"/>
          <table:table-cell table:style-name="ce9"/>
          <table:table-cell table:number-columns-repeated="16362" table:style-name="ce7"/>
        </table:table-row>
        <table:table-row table:style-name="ro2">
          <table:table-cell table:style-name="ce12"/>
          <table:table-cell office:value-type="string" table:style-name="ce33">
            <text:p>(2) 無動力舢舨(續完)</text:p>
          </table:table-cell>
          <table:table-cell table:number-columns-repeated="2" table:style-name="ce33"/>
          <table:table-cell table:style-name="ce13"/>
          <table:table-cell table:style-name="ce14"/>
          <table:table-cell table:number-columns-repeated="3" table:style-name="ce13"/>
          <table:table-cell table:style-name="ce14"/>
          <table:table-cell table:number-columns-repeated="3" table:style-name="ce13"/>
          <table:table-cell office:value-type="string" table:number-columns-spanned="5" table:number-rows-spanned="1" table:style-name="ce44">
            <text:p>(2) Non-Powered Sampans(End)</text:p>
          </table:table-cell>
          <table:covered-table-cell table:number-columns-repeated="4"/>
          <table:table-cell table:number-columns-repeated="3" table:style-name="ce13"/>
          <table:table-cell table:style-name="ce14"/>
          <table:table-cell table:number-columns-repeated="16362" table:style-name="ce12"/>
        </table:table-row>
        <table:table-row table:style-name="ro2">
          <table:table-cell table:style-name="ce51"/>
          <table:table-cell table:style-name="ce15"/>
          <table:table-cell office:value-type="string" table:number-columns-spanned="4" table:number-rows-spanned="1" table:style-name="ce34">
            <text:p>其他</text:p>
          </table:table-cell>
          <table:covered-table-cell table:number-columns-repeated="3"/>
          <table:table-cell table:number-columns-spanned="4" table:number-rows-spanned="1" table:style-name="ce34"/>
          <table:covered-table-cell table:number-columns-repeated="3"/>
          <table:table-cell table:number-columns-spanned="4" table:number-rows-spanned="1" table:style-name="ce48"/>
          <table:covered-table-cell table:number-columns-repeated="3"/>
          <table:table-cell table:number-columns-spanned="4" table:number-rows-spanned="1" table:style-name="ce34"/>
          <table:covered-table-cell table:number-columns-repeated="3"/>
          <table:table-cell table:number-columns-spanned="4" table:number-rows-spanned="1" table:style-name="ce34"/>
          <table:covered-table-cell table:number-columns-repeated="3"/>
          <table:table-cell table:number-columns-repeated="16362" table:style-name="ce12"/>
        </table:table-row>
        <table:table-row table:style-name="ro2">
          <table:table-cell table:style-name="ce52"/>
          <table:table-cell table:style-name="ce10"/>
          <table:table-cell office:value-type="string" table:number-columns-spanned="4" table:number-rows-spanned="1" table:style-name="ce37">
            <text:p>Others</text:p>
          </table:table-cell>
          <table:covered-table-cell table:number-columns-repeated="3"/>
          <table:table-cell table:number-columns-spanned="4" table:number-rows-spanned="1" table:style-name="ce37"/>
          <table:covered-table-cell table:number-columns-repeated="3"/>
          <table:table-cell table:number-columns-spanned="4" table:number-rows-spanned="1" table:style-name="ce37"/>
          <table:covered-table-cell table:number-columns-repeated="3"/>
          <table:table-cell table:number-columns-spanned="4" table:number-rows-spanned="1" table:style-name="ce37"/>
          <table:covered-table-cell table:number-columns-repeated="3"/>
          <table:table-cell table:number-columns-spanned="4" table:number-rows-spanned="1" table:style-name="ce37"/>
          <table:covered-table-cell table:number-columns-repeated="3"/>
          <table:table-cell table:number-columns-repeated="16362" table:style-name="ce12"/>
        </table:table-row>
        <table:table-row table:style-name="ro2">
          <table:table-cell office:value-type="string" table:style-name="ce53">
            <text:p>縣市別</text:p>
          </table:table-cell>
          <table:table-cell office:value-type="string" table:style-name="ce10">
            <text:p>District</text:p>
          </table:table-cell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16"/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16"/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16"/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16"/>
          <table:table-cell office:value-type="string" table:number-columns-spanned="3" table:number-rows-spanned="1" table:style-name="ce34">
            <text:p>艘數</text:p>
          </table:table-cell>
          <table:covered-table-cell table:number-columns-repeated="2"/>
          <table:table-cell table:style-name="ce16"/>
          <table:table-cell table:number-columns-repeated="16362" table:style-name="ce12"/>
        </table:table-row>
        <table:table-row table:style-name="ro2">
          <table:table-cell table:style-name="ce52"/>
          <table:table-cell table:style-name="ce10"/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16">
            <text:p>噸數</text:p>
          </table:table-cell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16">
            <text:p>噸數</text:p>
          </table:table-cell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16">
            <text:p>噸數</text:p>
          </table:table-cell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16">
            <text:p>噸數</text:p>
          </table:table-cell>
          <table:table-cell office:value-type="string" table:number-columns-spanned="3" table:number-rows-spanned="1" table:style-name="ce37">
            <text:p>Number</text:p>
          </table:table-cell>
          <table:covered-table-cell table:number-columns-repeated="2"/>
          <table:table-cell office:value-type="string" table:style-name="ce16">
            <text:p>噸數</text:p>
          </table:table-cell>
          <table:table-cell table:number-columns-repeated="16362" table:style-name="ce12"/>
        </table:table-row>
        <table:table-row table:style-name="ro2">
          <table:table-cell table:style-name="ce54"/>
          <table:table-cell table:style-name="ce10"/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16">
            <text:p>Tonnage</text:p>
          </table:table-cell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16">
            <text:p>Tonnage</text:p>
          </table:table-cell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16">
            <text:p>Tonnage</text:p>
          </table:table-cell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16">
            <text:p>Tonnage</text:p>
          </table:table-cell>
          <table:table-cell office:value-type="string" table:style-name="ce17">
            <text:p>合計</text:p>
          </table:table-cell>
          <table:table-cell office:value-type="string" table:style-name="ce17">
            <text:p>木殼</text:p>
          </table:table-cell>
          <table:table-cell office:value-type="string" table:style-name="ce17">
            <text:p>塑鋼殼</text:p>
          </table:table-cell>
          <table:table-cell office:value-type="string" table:style-name="ce16">
            <text:p>Tonnage</text:p>
          </table:table-cell>
          <table:table-cell table:number-columns-repeated="16362" table:style-name="ce12"/>
        </table:table-row>
        <table:table-row table:style-name="ro2">
          <table:table-cell table:style-name="ce55"/>
          <table:table-cell table:style-name="ce11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19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19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19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19"/>
          <table:table-cell office:value-type="string" table:style-name="ce18">
            <text:p>Total</text:p>
          </table:table-cell>
          <table:table-cell office:value-type="string" table:style-name="ce18">
            <text:p>Wooden</text:p>
          </table:table-cell>
          <table:table-cell office:value-type="string" table:style-name="ce18">
            <text:p>F.R.P.</text:p>
          </table:table-cell>
          <table:table-cell table:style-name="ce19"/>
          <table:table-cell table:number-columns-repeated="16362" table:style-name="ce12"/>
        </table:table-row>
        <table:table-row table:style-name="ro2">
          <table:table-cell office:value-type="string" table:style-name="ce56">
            <text:p>總計</text:p>
          </table:table-cell>
          <table:table-cell office:value-type="string" table:style-name="ce15">
            <text:p>GRAND TOTAL</text:p>
          </table:table-cell>
          <table:table-cell office:value-type="float" office:value="11" table:formula="msoxl:=IF( SUM(C10,C31)=0, &quot;-&quot;,SUM(C10,C31))" table:style-name="ce20">
            <text:p>11</text:p>
          </table:table-cell>
          <table:table-cell office:value-type="float" office:value="8" table:formula="msoxl:=IF( SUM(D10,D31)=0, &quot;-&quot;,SUM(D10,D31))" table:style-name="ce20">
            <text:p>8</text:p>
          </table:table-cell>
          <table:table-cell office:value-type="float" office:value="3" table:formula="msoxl:=IF( SUM(E10,E31)=0, &quot;-&quot;,SUM(E10,E31))" table:style-name="ce20">
            <text:p>3</text:p>
          </table:table-cell>
          <table:table-cell office:value-type="float" office:value="11.58" table:formula="msoxl:=IF( SUM(F10,F31)=0, &quot;-&quot;,SUM(F10,F31))" table:style-name="ce23">
            <text:p>11.58</text:p>
          </table:table-cell>
          <table:table-cell office:value-type="string" office:string-value="-" table:formula="msoxl:=IF( SUM(G10,G31)=0, &quot;-&quot;,SUM(G10,G31))" table:style-name="ce20">
            <text:p>-</text:p>
          </table:table-cell>
          <table:table-cell office:value-type="string" office:string-value="-" table:formula="msoxl:=IF( SUM(H10,H31)=0, &quot;-&quot;,SUM(H10,H31))" table:style-name="ce20">
            <text:p>-</text:p>
          </table:table-cell>
          <table:table-cell office:value-type="string" office:string-value="-" table:formula="msoxl:=IF( SUM(I10,I31)=0, &quot;-&quot;,SUM(I10,I31))" table:style-name="ce20">
            <text:p>-</text:p>
          </table:table-cell>
          <table:table-cell office:value-type="string" office:string-value="-" table:formula="msoxl:=IF( SUM(J10,J31)=0, &quot;-&quot;,SUM(J10,J31))" table:style-name="ce23">
            <text:p>-</text:p>
          </table:table-cell>
          <table:table-cell office:value-type="string" office:string-value="-" table:formula="msoxl:=IF( SUM(K10,K31)=0, &quot;-&quot;,SUM(K10,K31))" table:style-name="ce20">
            <text:p>-</text:p>
          </table:table-cell>
          <table:table-cell office:value-type="string" office:string-value="-" table:formula="msoxl:=IF( SUM(L10,L31)=0, &quot;-&quot;,SUM(L10,L31))" table:style-name="ce20">
            <text:p>-</text:p>
          </table:table-cell>
          <table:table-cell office:value-type="string" office:string-value="-" table:formula="msoxl:=IF( SUM(M10,M31)=0, &quot;-&quot;,SUM(M10,M31))" table:style-name="ce20">
            <text:p>-</text:p>
          </table:table-cell>
          <table:table-cell office:value-type="string" office:string-value="-" table:formula="msoxl:=IF( SUM(N10,N31)=0, &quot;-&quot;,SUM(N10,N31))" table:style-name="ce23">
            <text:p>-</text:p>
          </table:table-cell>
          <table:table-cell office:value-type="string" office:string-value="-" table:formula="msoxl:=IF( SUM(O10,O31)=0, &quot;-&quot;,SUM(O10,O31))" table:style-name="ce20">
            <text:p>-</text:p>
          </table:table-cell>
          <table:table-cell office:value-type="string" office:string-value="-" table:formula="msoxl:=IF( SUM(P10,P31)=0, &quot;-&quot;,SUM(P10,P31))" table:style-name="ce20">
            <text:p>-</text:p>
          </table:table-cell>
          <table:table-cell office:value-type="string" office:string-value="-" table:formula="msoxl:=IF( SUM(Q10,Q31)=0, &quot;-&quot;,SUM(Q10,Q31))" table:style-name="ce20">
            <text:p>-</text:p>
          </table:table-cell>
          <table:table-cell office:value-type="string" office:string-value="-" table:formula="msoxl:=IF( SUM(R10,R31)=0, &quot;-&quot;,SUM(R10,R31))" table:style-name="ce23">
            <text:p>-</text:p>
          </table:table-cell>
          <table:table-cell office:value-type="string" office:string-value="-" table:formula="msoxl:=IF( SUM(S10,S31)=0, &quot;-&quot;,SUM(S10,S31))" table:style-name="ce20">
            <text:p>-</text:p>
          </table:table-cell>
          <table:table-cell office:value-type="string" office:string-value="-" table:formula="msoxl:=IF( SUM(T10,T31)=0, &quot;-&quot;,SUM(T10,T31))" table:style-name="ce20">
            <text:p>-</text:p>
          </table:table-cell>
          <table:table-cell office:value-type="string" office:string-value="-" table:formula="msoxl:=IF( SUM(U10,U31)=0, &quot;-&quot;,SUM(U10,U31))" table:style-name="ce20">
            <text:p>-</text:p>
          </table:table-cell>
          <table:table-cell office:value-type="string" office:string-value="-" table:formula="msoxl:=IF( SUM(V10,V31)=0, &quot;-&quot;,SUM(V10,V31))" table:style-name="ce23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57">
            <text:p>臺灣地區</text:p>
          </table:table-cell>
          <table:table-cell office:value-type="string" table:style-name="ce10">
            <text:p>TAIWAN AREA</text:p>
          </table:table-cell>
          <table:table-cell office:value-type="float" office:value="11" table:formula="msoxl:=IF( SUM(C11:C30)=0,&quot;-&quot;,SUM(C11:C30))" table:style-name="ce21">
            <text:p>11</text:p>
          </table:table-cell>
          <table:table-cell office:value-type="float" office:value="8" table:formula="msoxl:=IF( SUM(D11:D30)=0,&quot;-&quot;,SUM(D11:D30))" table:style-name="ce21">
            <text:p>8</text:p>
          </table:table-cell>
          <table:table-cell office:value-type="float" office:value="3" table:formula="msoxl:=IF( SUM(E11:E30)=0,&quot;-&quot;,SUM(E11:E30))" table:style-name="ce21">
            <text:p>3</text:p>
          </table:table-cell>
          <table:table-cell office:value-type="float" office:value="11.58" table:formula="msoxl:=IF( SUM(F11:F30)=0,&quot;-&quot;,SUM(F11:F30))" table:style-name="ce24">
            <text:p>11.58</text:p>
          </table:table-cell>
          <table:table-cell office:value-type="string" office:string-value="-" table:formula="msoxl:=IF( SUM(G11:G30)=0,&quot;-&quot;,SUM(G11:G30))" table:style-name="ce21">
            <text:p>-</text:p>
          </table:table-cell>
          <table:table-cell office:value-type="string" office:string-value="-" table:formula="msoxl:=IF( SUM(H11:H30)=0,&quot;-&quot;,SUM(H11:H30))" table:style-name="ce21">
            <text:p>-</text:p>
          </table:table-cell>
          <table:table-cell office:value-type="string" office:string-value="-" table:formula="msoxl:=IF( SUM(I11:I30)=0,&quot;-&quot;,SUM(I11:I30))" table:style-name="ce21">
            <text:p>-</text:p>
          </table:table-cell>
          <table:table-cell office:value-type="string" office:string-value="-" table:formula="msoxl:=IF( SUM(J11:J30)=0,&quot;-&quot;,SUM(J11:J30))" table:style-name="ce24">
            <text:p>-</text:p>
          </table:table-cell>
          <table:table-cell office:value-type="string" office:string-value="-" table:formula="msoxl:=IF( SUM(K11:K30)=0,&quot;-&quot;,SUM(K11:K30))" table:style-name="ce21">
            <text:p>-</text:p>
          </table:table-cell>
          <table:table-cell office:value-type="string" office:string-value="-" table:formula="msoxl:=IF( SUM(L11:L30)=0,&quot;-&quot;,SUM(L11:L30))" table:style-name="ce21">
            <text:p>-</text:p>
          </table:table-cell>
          <table:table-cell office:value-type="string" office:string-value="-" table:formula="msoxl:=IF( SUM(M11:M30)=0,&quot;-&quot;,SUM(M11:M30))" table:style-name="ce21">
            <text:p>-</text:p>
          </table:table-cell>
          <table:table-cell office:value-type="string" office:string-value="-" table:formula="msoxl:=IF( SUM(N11:N30)=0,&quot;-&quot;,SUM(N11:N30))" table:style-name="ce24">
            <text:p>-</text:p>
          </table:table-cell>
          <table:table-cell office:value-type="string" office:string-value="-" table:formula="msoxl:=IF( SUM(O11:O30)=0,&quot;-&quot;,SUM(O11:O30))" table:style-name="ce21">
            <text:p>-</text:p>
          </table:table-cell>
          <table:table-cell office:value-type="string" office:string-value="-" table:formula="msoxl:=IF( SUM(P11:P30)=0,&quot;-&quot;,SUM(P11:P30))" table:style-name="ce21">
            <text:p>-</text:p>
          </table:table-cell>
          <table:table-cell office:value-type="string" office:string-value="-" table:formula="msoxl:=IF( SUM(Q11:Q30)=0,&quot;-&quot;,SUM(Q11:Q30))" table:style-name="ce21">
            <text:p>-</text:p>
          </table:table-cell>
          <table:table-cell office:value-type="string" office:string-value="-" table:formula="msoxl:=IF( SUM(R11:R30)=0,&quot;-&quot;,SUM(R11:R30))" table:style-name="ce24">
            <text:p>-</text:p>
          </table:table-cell>
          <table:table-cell office:value-type="string" office:string-value="-" table:formula="msoxl:=IF( SUM(S11:S30)=0,&quot;-&quot;,SUM(S11:S30))" table:style-name="ce21">
            <text:p>-</text:p>
          </table:table-cell>
          <table:table-cell office:value-type="string" office:string-value="-" table:formula="msoxl:=IF( SUM(T11:T30)=0,&quot;-&quot;,SUM(T11:T30))" table:style-name="ce21">
            <text:p>-</text:p>
          </table:table-cell>
          <table:table-cell office:value-type="string" office:string-value="-" table:formula="msoxl:=IF( SUM(U11:U30)=0,&quot;-&quot;,SUM(U11:U30))" table:style-name="ce21">
            <text:p>-</text:p>
          </table:table-cell>
          <table:table-cell office:value-type="string" office:string-value="-" table:formula="msoxl:=IF( SUM(V11:V30)=0,&quot;-&quot;,SUM(V11:V30))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新北市</text:p>
          </table:table-cell>
          <table:table-cell office:value-type="string" table:style-name="ce10">
            <text:p>NEW TAIPEI CITY</text:p>
          </table:table-cell>
          <table:table-cell office:value-type="float" office:value="11" table:formula="msoxl:=IF(SUM(D11:E11)=0,&quot;-&quot;,SUM(D11:E11))" table:style-name="ce21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3" table:style-name="ce21">
            <text:p>3</text:p>
          </table:table-cell>
          <table:table-cell office:value-type="float" office:value="11.58" table:style-name="ce24">
            <text:p>11.58</text:p>
          </table:table-cell>
          <table:table-cell office:value-type="string" office:string-value="-" table:formula="msoxl:=IF(SUM(H11:I11)=0,&quot;-&quot;,SUM(H11:I1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1:M11)=0,&quot;-&quot;,SUM(L11:M1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1:Q11)=0,&quot;-&quot;,SUM(P11:Q1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1:U11)=0,&quot;-&quot;,SUM(T11:U1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臺北市</text:p>
          </table:table-cell>
          <table:table-cell office:value-type="string" table:style-name="ce10">
            <text:p>TAIPEI CITY</text:p>
          </table:table-cell>
          <table:table-cell office:value-type="string" office:string-value="-" table:formula="msoxl:=IF(SUM(D12:E12)=0,&quot;-&quot;,SUM(D12:E1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12:I12)=0,&quot;-&quot;,SUM(H12:I1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2:M12)=0,&quot;-&quot;,SUM(L12:M1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2:Q12)=0,&quot;-&quot;,SUM(P12:Q1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2:U12)=0,&quot;-&quot;,SUM(T12:U1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桃園市</text:p>
          </table:table-cell>
          <table:table-cell office:value-type="string" table:style-name="ce10">
            <text:p>TAOYUAN CITY</text:p>
          </table:table-cell>
          <table:table-cell office:value-type="string" office:string-value="-" table:formula="msoxl:=IF(SUM(D13:E13)=0,&quot;-&quot;,SUM(D13:E1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13:I13)=0,&quot;-&quot;,SUM(H13:I1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3:M13)=0,&quot;-&quot;,SUM(L13:M1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3:Q13)=0,&quot;-&quot;,SUM(P13:Q1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3:U13)=0,&quot;-&quot;,SUM(T13:U1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臺中市</text:p>
          </table:table-cell>
          <table:table-cell office:value-type="string" table:style-name="ce10">
            <text:p>TAICHUNG CITY</text:p>
          </table:table-cell>
          <table:table-cell office:value-type="string" office:string-value="-" table:formula="msoxl:=IF(SUM(D14:E14)=0,&quot;-&quot;,SUM(D14:E1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14:I14)=0,&quot;-&quot;,SUM(H14:I1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4:M14)=0,&quot;-&quot;,SUM(L14:M1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4:Q14)=0,&quot;-&quot;,SUM(P14:Q1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4:U14)=0,&quot;-&quot;,SUM(T14:U1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臺南市</text:p>
          </table:table-cell>
          <table:table-cell office:value-type="string" table:style-name="ce10">
            <text:p>TAINAN CITY</text:p>
          </table:table-cell>
          <table:table-cell office:value-type="string" office:string-value="-" table:formula="msoxl:=IF(SUM(D15:E15)=0,&quot;-&quot;,SUM(D15:E1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15:I15)=0,&quot;-&quot;,SUM(H15:I1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5:M15)=0,&quot;-&quot;,SUM(L15:M1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5:Q15)=0,&quot;-&quot;,SUM(P15:Q1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5:U15)=0,&quot;-&quot;,SUM(T15:U1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高雄市</text:p>
          </table:table-cell>
          <table:table-cell office:value-type="string" table:style-name="ce10">
            <text:p>KAOHSIUNG CITY</text:p>
          </table:table-cell>
          <table:table-cell office:value-type="string" office:string-value="-" table:formula="msoxl:=IF(SUM(D16:E16)=0,&quot;-&quot;,SUM(D16:E1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16:I16)=0,&quot;-&quot;,SUM(H16:I1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6:M16)=0,&quot;-&quot;,SUM(L16:M1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6:Q16)=0,&quot;-&quot;,SUM(P16:Q1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6:U16)=0,&quot;-&quot;,SUM(T16:U1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宜蘭縣</text:p>
          </table:table-cell>
          <table:table-cell office:value-type="string" table:style-name="ce10">
            <text:p>ILAN COUNTY</text:p>
          </table:table-cell>
          <table:table-cell office:value-type="string" office:string-value="-" table:formula="msoxl:=IF(SUM(D17:E17)=0,&quot;-&quot;,SUM(D17:E1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17:I17)=0,&quot;-&quot;,SUM(H17:I1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7:M17)=0,&quot;-&quot;,SUM(L17:M1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7:Q17)=0,&quot;-&quot;,SUM(P17:Q1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7:U17)=0,&quot;-&quot;,SUM(T17:U1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新竹縣</text:p>
          </table:table-cell>
          <table:table-cell office:value-type="string" table:style-name="ce10">
            <text:p>HSINCHU COUNTY</text:p>
          </table:table-cell>
          <table:table-cell office:value-type="string" office:string-value="-" table:formula="msoxl:=IF(SUM(D18:E18)=0,&quot;-&quot;,SUM(D18:E1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18:I18)=0,&quot;-&quot;,SUM(H18:I1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8:M18)=0,&quot;-&quot;,SUM(L18:M1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8:Q18)=0,&quot;-&quot;,SUM(P18:Q1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8:U18)=0,&quot;-&quot;,SUM(T18:U1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苗栗縣</text:p>
          </table:table-cell>
          <table:table-cell office:value-type="string" table:style-name="ce10">
            <text:p>MIAOLI COUNTY</text:p>
          </table:table-cell>
          <table:table-cell office:value-type="string" office:string-value="-" table:formula="msoxl:=IF(SUM(D19:E19)=0,&quot;-&quot;,SUM(D19:E1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19:I19)=0,&quot;-&quot;,SUM(H19:I1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19:M19)=0,&quot;-&quot;,SUM(L19:M1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19:Q19)=0,&quot;-&quot;,SUM(P19:Q1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19:U19)=0,&quot;-&quot;,SUM(T19:U1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彰化縣</text:p>
          </table:table-cell>
          <table:table-cell office:value-type="string" table:style-name="ce10">
            <text:p>CHANGHWA COUNTY</text:p>
          </table:table-cell>
          <table:table-cell office:value-type="string" office:string-value="-" table:formula="msoxl:=IF(SUM(D20:E20)=0,&quot;-&quot;,SUM(D20:E2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0:I20)=0,&quot;-&quot;,SUM(H20:I2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0:M20)=0,&quot;-&quot;,SUM(L20:M2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0:Q20)=0,&quot;-&quot;,SUM(P20:Q2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0:U20)=0,&quot;-&quot;,SUM(T20:U2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南投縣</text:p>
          </table:table-cell>
          <table:table-cell office:value-type="string" table:style-name="ce10">
            <text:p>NANTOU COUNTY</text:p>
          </table:table-cell>
          <table:table-cell office:value-type="string" office:string-value="-" table:formula="msoxl:=IF(SUM(D21:E21)=0,&quot;-&quot;,SUM(D21:E2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1:I21)=0,&quot;-&quot;,SUM(H21:I2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1:M21)=0,&quot;-&quot;,SUM(L21:M2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1:Q21)=0,&quot;-&quot;,SUM(P21:Q2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1:U21)=0,&quot;-&quot;,SUM(T21:U21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雲林縣</text:p>
          </table:table-cell>
          <table:table-cell office:value-type="string" table:style-name="ce10">
            <text:p>YUNLIN COUNTY</text:p>
          </table:table-cell>
          <table:table-cell office:value-type="string" office:string-value="-" table:formula="msoxl:=IF(SUM(D22:E22)=0,&quot;-&quot;,SUM(D22:E2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2:I22)=0,&quot;-&quot;,SUM(H22:I2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2:M22)=0,&quot;-&quot;,SUM(L22:M2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2:Q22)=0,&quot;-&quot;,SUM(P22:Q2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2:U22)=0,&quot;-&quot;,SUM(T22:U2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嘉義縣</text:p>
          </table:table-cell>
          <table:table-cell office:value-type="string" table:style-name="ce10">
            <text:p>CHIAYI COUNTY</text:p>
          </table:table-cell>
          <table:table-cell office:value-type="string" office:string-value="-" table:formula="msoxl:=IF(SUM(D23:E23)=0,&quot;-&quot;,SUM(D23:E2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3:I23)=0,&quot;-&quot;,SUM(H23:I2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3:M23)=0,&quot;-&quot;,SUM(L23:M2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3:Q23)=0,&quot;-&quot;,SUM(P23:Q2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3:U23)=0,&quot;-&quot;,SUM(T23:U23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屏東縣</text:p>
          </table:table-cell>
          <table:table-cell office:value-type="string" table:style-name="ce10">
            <text:p>PINGTUNG COUNTY</text:p>
          </table:table-cell>
          <table:table-cell office:value-type="string" office:string-value="-" table:formula="msoxl:=IF(SUM(D24:E24)=0,&quot;-&quot;,SUM(D24:E2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4:I24)=0,&quot;-&quot;,SUM(H24:I2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4:M24)=0,&quot;-&quot;,SUM(L24:M2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4:Q24)=0,&quot;-&quot;,SUM(P24:Q2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4:U24)=0,&quot;-&quot;,SUM(T24:U24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臺東縣</text:p>
          </table:table-cell>
          <table:table-cell office:value-type="string" table:style-name="ce10">
            <text:p>TAITUNG COUNTY</text:p>
          </table:table-cell>
          <table:table-cell office:value-type="string" office:string-value="-" table:formula="msoxl:=IF(SUM(D25:E25)=0,&quot;-&quot;,SUM(D25:E2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5:I25)=0,&quot;-&quot;,SUM(H25:I2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5:M25)=0,&quot;-&quot;,SUM(L25:M2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5:Q25)=0,&quot;-&quot;,SUM(P25:Q2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5:U25)=0,&quot;-&quot;,SUM(T25:U25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花蓮縣</text:p>
          </table:table-cell>
          <table:table-cell office:value-type="string" table:style-name="ce10">
            <text:p>HWALIEN COUNTY</text:p>
          </table:table-cell>
          <table:table-cell office:value-type="string" office:string-value="-" table:formula="msoxl:=IF(SUM(D26:E26)=0,&quot;-&quot;,SUM(D26:E2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6:I26)=0,&quot;-&quot;,SUM(H26:I2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6:M26)=0,&quot;-&quot;,SUM(L26:M2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6:Q26)=0,&quot;-&quot;,SUM(P26:Q2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6:U26)=0,&quot;-&quot;,SUM(T26:U26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澎湖縣</text:p>
          </table:table-cell>
          <table:table-cell office:value-type="string" table:style-name="ce10">
            <text:p>PENGHU COUNTY</text:p>
          </table:table-cell>
          <table:table-cell office:value-type="string" office:string-value="-" table:formula="msoxl:=IF(SUM(D27:E27)=0,&quot;-&quot;,SUM(D27:E2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7:I27)=0,&quot;-&quot;,SUM(H27:I2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7:M27)=0,&quot;-&quot;,SUM(L27:M2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7:Q27)=0,&quot;-&quot;,SUM(P27:Q2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7:U27)=0,&quot;-&quot;,SUM(T27:U27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基隆市</text:p>
          </table:table-cell>
          <table:table-cell office:value-type="string" table:style-name="ce10">
            <text:p>KEELUNG CITY</text:p>
          </table:table-cell>
          <table:table-cell office:value-type="string" office:string-value="-" table:formula="msoxl:=IF(SUM(D28:E28)=0,&quot;-&quot;,SUM(D28:E2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8:I28)=0,&quot;-&quot;,SUM(H28:I2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8:M28)=0,&quot;-&quot;,SUM(L28:M2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8:Q28)=0,&quot;-&quot;,SUM(P28:Q2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8:U28)=0,&quot;-&quot;,SUM(T28:U28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新竹市</text:p>
          </table:table-cell>
          <table:table-cell office:value-type="string" table:style-name="ce10">
            <text:p>HSINCHU CITY</text:p>
          </table:table-cell>
          <table:table-cell office:value-type="string" office:string-value="-" table:formula="msoxl:=IF(SUM(D29:E29)=0,&quot;-&quot;,SUM(D29:E2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29:I29)=0,&quot;-&quot;,SUM(H29:I2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29:M29)=0,&quot;-&quot;,SUM(L29:M2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29:Q29)=0,&quot;-&quot;,SUM(P29:Q2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29:U29)=0,&quot;-&quot;,SUM(T29:U29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嘉義市</text:p>
          </table:table-cell>
          <table:table-cell office:value-type="string" table:style-name="ce10">
            <text:p>CHIAYI CITY</text:p>
          </table:table-cell>
          <table:table-cell office:value-type="string" office:string-value="-" table:formula="msoxl:=IF(SUM(D30:E30)=0,&quot;-&quot;,SUM(D30:E3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30:I30)=0,&quot;-&quot;,SUM(H30:I3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30:M30)=0,&quot;-&quot;,SUM(L30:M3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30:Q30)=0,&quot;-&quot;,SUM(P30:Q3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30:U30)=0,&quot;-&quot;,SUM(T30:U30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57">
            <text:p>金馬地區</text:p>
          </table:table-cell>
          <table:table-cell office:value-type="string" table:style-name="ce10">
            <text:p>KINMA AREA</text:p>
          </table:table-cell>
          <table:table-cell office:value-type="string" office:string-value="-" table:formula="msoxl:=IF( SUM(C32:C33)=0,&quot;-&quot;,SUM(C32:C33))" table:style-name="ce21">
            <text:p>-</text:p>
          </table:table-cell>
          <table:table-cell office:value-type="string" office:string-value="-" table:formula="msoxl:=IF( SUM(D32:D33)=0,&quot;-&quot;,SUM(D32:D33))" table:style-name="ce21">
            <text:p>-</text:p>
          </table:table-cell>
          <table:table-cell office:value-type="string" office:string-value="-" table:formula="msoxl:=IF( SUM(E32:E33)=0,&quot;-&quot;,SUM(E32:E33))" table:style-name="ce21">
            <text:p>-</text:p>
          </table:table-cell>
          <table:table-cell office:value-type="string" office:string-value="-" table:formula="msoxl:=IF( SUM(F32:F33)=0,&quot;-&quot;,SUM(F32:F33))" table:style-name="ce24">
            <text:p>-</text:p>
          </table:table-cell>
          <table:table-cell office:value-type="string" office:string-value="-" table:formula="msoxl:=IF( SUM(G32:G33)=0,&quot;-&quot;,SUM(G32:G33))" table:style-name="ce21">
            <text:p>-</text:p>
          </table:table-cell>
          <table:table-cell office:value-type="string" office:string-value="-" table:formula="msoxl:=IF( SUM(H32:H33)=0,&quot;-&quot;,SUM(H32:H33))" table:style-name="ce21">
            <text:p>-</text:p>
          </table:table-cell>
          <table:table-cell office:value-type="string" office:string-value="-" table:formula="msoxl:=IF( SUM(I32:I33)=0,&quot;-&quot;,SUM(I32:I33))" table:style-name="ce21">
            <text:p>-</text:p>
          </table:table-cell>
          <table:table-cell office:value-type="string" office:string-value="-" table:formula="msoxl:=IF( SUM(J32:J33)=0,&quot;-&quot;,SUM(J32:J33))" table:style-name="ce24">
            <text:p>-</text:p>
          </table:table-cell>
          <table:table-cell office:value-type="string" office:string-value="-" table:formula="msoxl:=IF( SUM(K32:K33)=0,&quot;-&quot;,SUM(K32:K33))" table:style-name="ce21">
            <text:p>-</text:p>
          </table:table-cell>
          <table:table-cell office:value-type="string" office:string-value="-" table:formula="msoxl:=IF( SUM(L32:L33)=0,&quot;-&quot;,SUM(L32:L33))" table:style-name="ce21">
            <text:p>-</text:p>
          </table:table-cell>
          <table:table-cell office:value-type="string" office:string-value="-" table:formula="msoxl:=IF( SUM(M32:M33)=0,&quot;-&quot;,SUM(M32:M33))" table:style-name="ce21">
            <text:p>-</text:p>
          </table:table-cell>
          <table:table-cell office:value-type="string" office:string-value="-" table:formula="msoxl:=IF( SUM(N32:N33)=0,&quot;-&quot;,SUM(N32:N33))" table:style-name="ce24">
            <text:p>-</text:p>
          </table:table-cell>
          <table:table-cell office:value-type="string" office:string-value="-" table:formula="msoxl:=IF( SUM(O32:O33)=0,&quot;-&quot;,SUM(O32:O33))" table:style-name="ce21">
            <text:p>-</text:p>
          </table:table-cell>
          <table:table-cell office:value-type="string" office:string-value="-" table:formula="msoxl:=IF( SUM(P32:P33)=0,&quot;-&quot;,SUM(P32:P33))" table:style-name="ce21">
            <text:p>-</text:p>
          </table:table-cell>
          <table:table-cell office:value-type="string" office:string-value="-" table:formula="msoxl:=IF( SUM(Q32:Q33)=0,&quot;-&quot;,SUM(Q32:Q33))" table:style-name="ce21">
            <text:p>-</text:p>
          </table:table-cell>
          <table:table-cell office:value-type="string" office:string-value="-" table:formula="msoxl:=IF( SUM(R32:R33)=0,&quot;-&quot;,SUM(R32:R33))" table:style-name="ce24">
            <text:p>-</text:p>
          </table:table-cell>
          <table:table-cell office:value-type="string" office:string-value="-" table:formula="msoxl:=IF( SUM(S32:S33)=0,&quot;-&quot;,SUM(S32:S33))" table:style-name="ce21">
            <text:p>-</text:p>
          </table:table-cell>
          <table:table-cell office:value-type="string" office:string-value="-" table:formula="msoxl:=IF( SUM(T32:T33)=0,&quot;-&quot;,SUM(T32:T33))" table:style-name="ce21">
            <text:p>-</text:p>
          </table:table-cell>
          <table:table-cell office:value-type="string" office:string-value="-" table:formula="msoxl:=IF( SUM(U32:U33)=0,&quot;-&quot;,SUM(U32:U33))" table:style-name="ce21">
            <text:p>-</text:p>
          </table:table-cell>
          <table:table-cell office:value-type="string" office:string-value="-" table:formula="msoxl:=IF( SUM(V32:V33)=0,&quot;-&quot;,SUM(V32:V33))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1">
            <text:p><text:s text:c="4"/>金門縣</text:p>
          </table:table-cell>
          <table:table-cell office:value-type="string" table:style-name="ce10">
            <text:p>KINMEN COUNTY</text:p>
          </table:table-cell>
          <table:table-cell office:value-type="string" office:string-value="-" table:formula="msoxl:=IF(SUM(D32:E32)=0,&quot;-&quot;,SUM(D32:E3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H32:I32)=0,&quot;-&quot;,SUM(H32:I3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L32:M32)=0,&quot;-&quot;,SUM(L32:M3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P32:Q32)=0,&quot;-&quot;,SUM(P32:Q3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office:value-type="string" office:string-value="-" table:formula="msoxl:=IF(SUM(T32:U32)=0,&quot;-&quot;,SUM(T32:U32))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4">
            <text:p>-</text:p>
          </table:table-cell>
          <table:table-cell table:number-columns-repeated="16362" table:style-name="ce12"/>
        </table:table-row>
        <table:table-row table:style-name="ro2">
          <table:table-cell office:value-type="string" table:style-name="ce32">
            <text:p><text:s text:c="4"/>連江縣</text:p>
          </table:table-cell>
          <table:table-cell office:value-type="string" table:style-name="ce11">
            <text:p>LIANJIANG COUNTY</text:p>
          </table:table-cell>
          <table:table-cell office:value-type="string" office:string-value="-" table:formula="msoxl:=IF(SUM(D33:E33)=0,&quot;-&quot;,SUM(D33:E33))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5">
            <text:p>-</text:p>
          </table:table-cell>
          <table:table-cell office:value-type="string" office:string-value="-" table:formula="msoxl:=IF(SUM(H33:I33)=0,&quot;-&quot;,SUM(H33:I33))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5">
            <text:p>-</text:p>
          </table:table-cell>
          <table:table-cell office:value-type="string" office:string-value="-" table:formula="msoxl:=IF(SUM(L33:M33)=0,&quot;-&quot;,SUM(L33:M33))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5">
            <text:p>-</text:p>
          </table:table-cell>
          <table:table-cell office:value-type="string" office:string-value="-" table:formula="msoxl:=IF(SUM(P33:Q33)=0,&quot;-&quot;,SUM(P33:Q33))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5">
            <text:p>-</text:p>
          </table:table-cell>
          <table:table-cell office:value-type="string" office:string-value="-" table:formula="msoxl:=IF(SUM(T33:U33)=0,&quot;-&quot;,SUM(T33:U33))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5">
            <text:p>-</text:p>
          </table:table-cell>
          <table:table-cell table:number-columns-repeated="16362" table:style-name="ce12"/>
        </table:table-row>
        <table:table-row table:number-rows-repeated="104854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number:number-style style:name="N58">
      <number:number number:decimal-places="2" number:min-integer-digits="1" number:grouping="true"/>
      <number:text>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</office:styles>
  <office:automatic-styles>
    <style:page-layout style:name="pm1">
      <style:page-layout-properties fo:margin-top="0in" fo:margin-bottom="0in" fo:margin-left="0.551181102362205in" fo:margin-right="0.551181102362205in" style:print-orientation="landscape" style:print-page-order="ttb" style:first-page-number="continue" style:scale-to="92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3-05-28T09:25:41Z</meta:creation-date>
    <dc:date>2017-09-21T02:14:48Z</dc:date>
    <meta:print-date>2017-09-21T02:14:33Z</meta:print-date>
  </office:meta>
</office:document-meta>
</file>